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8c1" officeooo:paragraph-rsid="000e18c1"/>
    </style:style>
    <style:style style:name="P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color="#cccccc" loext:opacity="100%" style:font-name="Consolas" fo:font-size="10.5pt" fo:font-weight="normal" officeooo:rsid="000e18c1" officeooo:paragraph-rsid="000e18c1" fo:background-color="#1f1f1f"/>
    </style:style>
    <style:style style:name="P4" style:family="paragraph" style:parent-style-name="Standard">
      <style:text-properties fo:color="#cccccc" loext:opacity="100%" style:font-name="Consolas" fo:font-size="10.5pt" fo:font-weight="normal" officeooo:rsid="000e18c1" officeooo:paragraph-rsid="000e18c1" fo:background-color="#1f1f1f" style:font-weight-asian="bold" style:font-weight-complex="bold"/>
    </style:style>
    <style:style style:name="P5" style:family="paragraph" style:parent-style-name="Standard">
      <style:text-properties fo:color="#cccccc" loext:opacity="100%" style:font-name="Consolas" fo:font-size="10.5pt" fo:font-weight="normal" officeooo:paragraph-rsid="000e18c1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paragraph-rsid="000e18c1"/>
    </style:style>
    <style:style style:name="P9" style:family="paragraph" style:parent-style-name="Standard">
      <style:text-properties fo:font-weight="bold" officeooo:rsid="000e18c1" officeooo:paragraph-rsid="000e18c1" style:font-weight-asian="bold" style:font-weight-complex="bold"/>
    </style:style>
    <style:style style:name="P10" style:family="paragraph" style:parent-style-name="Standard">
      <style:text-properties fo:font-weight="bold" officeooo:rsid="00119421" officeooo:paragraph-rsid="00119421" style:font-weight-asian="bold" style:font-weight-complex="bold"/>
    </style:style>
    <style:style style:name="P11" style:family="paragraph" style:parent-style-name="Standard">
      <style:text-properties officeooo:rsid="00101529" officeooo:paragraph-rsid="00101529"/>
    </style:style>
    <style:style style:name="T1" style:family="text">
      <style:text-properties officeooo:rsid="000e18c1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f1f1f" loext:char-shading-value="0"/>
    </style:style>
    <style:style style:name="T5" style:family="text">
      <style:text-properties fo:color="#cccccc" loext:opacity="100%" style:font-name="Consolas" fo:font-size="10.5pt" fo:font-weight="normal" fo:background-color="#1f1f1f" loext:char-shading-value="0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fo:color="#4ec9b0" loext:opacity="100%" style:font-name="Consolas" fo:font-size="10.5pt" fo:font-weight="normal" fo:background-color="#1f1f1f" loext:char-shading-value="0"/>
    </style:style>
    <style:style style:name="T9" style:family="text">
      <style:text-properties fo:color="#d4d4d4" loext:opacity="100%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fo:color="#9cdcfe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4fc1ff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d7ba7d" loext:opacity="100%" style:font-name="Consolas" fo:font-size="10.5pt" fo:font-weight="normal"/>
    </style:style>
    <style:style style:name="T18" style:family="text">
      <style:text-properties fo:color="#6a9955" loext:opacity="100%" style:font-name="Consolas" fo:font-size="10.5pt" fo:font-weight="normal"/>
    </style:style>
    <style:style style:name="T19" style:family="text">
      <style:text-properties fo:color="#b5cea8" loext:opacity="100%" style:font-name="Consolas" fo:font-size="10.5pt" fo:font-weight="normal"/>
    </style:style>
    <style:style style:name="T20" style:family="text">
      <style:text-properties fo:font-weight="bold" officeooo:rsid="000e18c1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D06</text:p>
      <text:p text:style-name="P11"><text:tab/>Antonio Wellington Damasceno Melo – 553466</text:p>
      <text:p text:style-name="P11"/>
      <text:p text:style-name="P10">Funcionamento do código: <text:span text:style-name="T21">https://youtu.be/8FyXEcykm3M</text:span></text:p>
      <text:p text:style-name="P9">Classe Funcionario</text:p>
      <text:p text:style-name="P3"><text:span text:style-name="T2">package</text:span> <text:span text:style-name="T6">TD06</text:span>;</text:p>
      <text:p text:style-name="P7"/>
      <text:p text:style-name="P2"><text:span text:style-name="T2">import</text:span> <text:span text:style-name="T6">java</text:span><text:span text:style-name="T9">.</text:span><text:span text:style-name="T6">text</text:span><text:span text:style-name="T9">.</text:span><text:span text:style-name="T6">SimpleDateFormat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Date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GregorianCalendar</text:span>;</text:p>
      <text:p text:style-name="P7"/>
      <text:p text:style-name="P2"><text:span text:style-name="T2">public</text:span> <text:span text:style-name="T2">class</text:span> <text:span text:style-name="T6">Funcionario</text:span> {</text:p>
      <text:p text:style-name="P7"/>
      <text:p text:style-name="P6">    <text:span text:style-name="T3">public</text:span><text:span text:style-name="T11"> </text:span><text:span text:style-name="T12">Funcionario</text:span><text:span text:style-name="T11">() {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12">Funcionario</text:span><text:span text:style-name="T11">(</text:span><text:span text:style-name="T7">String</text:span><text:span text:style-name="T11"> </text:span><text:span text:style-name="T13">nome</text:span><text:span text:style-name="T11">, </text:span><text:span text:style-name="T7">char</text:span><text:span text:style-name="T11"> </text:span><text:span text:style-name="T13">sexo</text:span><text:span text:style-name="T11">, </text:span><text:span text:style-name="T7">String</text:span><text:span text:style-name="T11"> </text:span><text:span text:style-name="T13">cpf</text:span><text:span text:style-name="T11">, </text:span><text:span text:style-name="T7">Cargo</text:span><text:span text:style-name="T11"> </text:span><text:span text:style-name="T13">cargo</text:span><text:span text:style-name="T11">, </text:span><text:span text:style-name="T7">GregorianCalendar</text:span><text:span text:style-name="T11"> </text:span><text:span text:style-name="T13">dataNascimento</text:span><text:span text:style-name="T11">,</text:span></text:p>
      <text:p text:style-name="P6">            <text:span text:style-name="T7">Endereco</text:span><text:span text:style-name="T11"> </text:span><text:span text:style-name="T13">endereco</text:span><text:span text:style-name="T11">, </text:span><text:span text:style-name="T7">int</text:span><text:span text:style-name="T11"> </text:span><text:span text:style-name="T13">idade</text:span><text:span text:style-name="T11">) {</text:span></text:p>
      <text:p text:style-name="P6">        <text:span text:style-name="T3">this</text:span><text:span text:style-name="T11">.</text:span><text:span text:style-name="T13">nome</text:span><text:span text:style-name="T11"> </text:span><text:span text:style-name="T10">=</text:span><text:span text:style-name="T11"> </text:span><text:span text:style-name="T13">nome</text:span><text:span text:style-name="T11">;</text:span></text:p>
      <text:p text:style-name="P6">        <text:span text:style-name="T3">this</text:span><text:span text:style-name="T11">.</text:span><text:span text:style-name="T13">sexo</text:span><text:span text:style-name="T11"> </text:span><text:span text:style-name="T10">=</text:span><text:span text:style-name="T11"> </text:span><text:span text:style-name="T13">sexo</text:span><text:span text:style-name="T11">;</text:span></text:p>
      <text:p text:style-name="P6">        <text:span text:style-name="T3">this</text:span><text:span text:style-name="T11">.</text:span><text:span text:style-name="T13">cpf</text:span><text:span text:style-name="T11"> </text:span><text:span text:style-name="T10">=</text:span><text:span text:style-name="T11"> </text:span><text:span text:style-name="T13">cpf</text:span><text:span text:style-name="T11">;</text:span></text:p>
      <text:p text:style-name="P6">        <text:span text:style-name="T3">this</text:span><text:span text:style-name="T11">.</text:span><text:span text:style-name="T13">cargo</text:span><text:span text:style-name="T11"> </text:span><text:span text:style-name="T10">=</text:span><text:span text:style-name="T11"> </text:span><text:span text:style-name="T13">cargo</text:span><text:span text:style-name="T11">;</text:span></text:p>
      <text:p text:style-name="P6">        <text:span text:style-name="T3">this</text:span><text:span text:style-name="T11">.</text:span><text:span text:style-name="T13">dataNascimento</text:span><text:span text:style-name="T11"> </text:span><text:span text:style-name="T10">=</text:span><text:span text:style-name="T11"> </text:span><text:span text:style-name="T13">dataNascimento</text:span><text:span text:style-name="T11">;</text:span></text:p>
      <text:p text:style-name="P6">        <text:span text:style-name="T3">this</text:span><text:span text:style-name="T11">.</text:span><text:span text:style-name="T13">endereco</text:span><text:span text:style-name="T11"> </text:span><text:span text:style-name="T10">=</text:span><text:span text:style-name="T11"> </text:span><text:span text:style-name="T13">endereco</text:span><text:span text:style-name="T11">;</text:span></text:p>
      <text:p text:style-name="P6">        <text:span text:style-name="T3">this</text:span><text:span text:style-name="T11">.</text:span><text:span text:style-name="T13">idade</text:span><text:span text:style-name="T11"> </text:span><text:span text:style-name="T10">=</text:span><text:span text:style-name="T11"> </text:span><text:span text:style-name="T13">idade</text:span><text:span text:style-name="T11">;</text:span></text:p>
      <text:p text:style-name="P6">    <text:span text:style-name="T11">}</text:span></text:p>
      <text:p text:style-name="P7"/>
      <text:p text:style-name="P6">    <text:span text:style-name="T3">private</text:span><text:span text:style-name="T11"> </text:span><text:span text:style-name="T7">String</text:span><text:span text:style-name="T11"> </text:span><text:span text:style-name="T13">nome</text:span><text:span text:style-name="T11">;</text:span></text:p>
      <text:p text:style-name="P6">    <text:span text:style-name="T3">private</text:span><text:span text:style-name="T11"> </text:span><text:span text:style-name="T7">int</text:span><text:span text:style-name="T11"> </text:span><text:span text:style-name="T13">idade</text:span><text:span text:style-name="T11">;</text:span></text:p>
      <text:p text:style-name="P6">    <text:span text:style-name="T3">private</text:span><text:span text:style-name="T11"> </text:span><text:span text:style-name="T7">char</text:span><text:span text:style-name="T11"> </text:span><text:span text:style-name="T13">sexo</text:span><text:span text:style-name="T11">;</text:span></text:p>
      <text:p text:style-name="P6">    <text:span text:style-name="T3">private</text:span><text:span text:style-name="T11"> </text:span><text:span text:style-name="T7">String</text:span><text:span text:style-name="T11"> </text:span><text:span text:style-name="T13">cpf</text:span><text:span text:style-name="T11">;</text:span></text:p>
      <text:p text:style-name="P6">    <text:span text:style-name="T3">private</text:span><text:span text:style-name="T11"> </text:span><text:span text:style-name="T7">Cargo</text:span><text:span text:style-name="T11"> </text:span><text:span text:style-name="T13">cargo</text:span><text:span text:style-name="T11">;</text:span></text:p>
      <text:p text:style-name="P6">    <text:span text:style-name="T3">private</text:span><text:span text:style-name="T11"> </text:span><text:span text:style-name="T7">GregorianCalendar</text:span><text:span text:style-name="T11"> </text:span><text:span text:style-name="T13">dataNascimento</text:span><text:span text:style-name="T11">;</text:span></text:p>
      <text:p text:style-name="P6">    <text:span text:style-name="T3">private</text:span><text:span text:style-name="T11"> </text:span><text:span text:style-name="T7">Endereco</text:span><text:span text:style-name="T11"> </text:span><text:span text:style-name="T13">endereco</text:span><text:span text:style-name="T11">;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Nome</text:span><text:span text:style-name="T11">() {</text:span></text:p>
      <text:p text:style-name="P6">        <text:span text:style-name="T14">return</text:span><text:span text:style-name="T11"> </text:span><text:span text:style-name="T13">nome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Nome</text:span><text:span text:style-name="T11">(</text:span><text:span text:style-name="T7">String</text:span><text:span text:style-name="T11"> </text:span><text:span text:style-name="T13">nome</text:span><text:span text:style-name="T11">) {</text:span></text:p>
      <text:p text:style-name="P6">        <text:span text:style-name="T3">this</text:span><text:span text:style-name="T11">.</text:span><text:span text:style-name="T13">nome</text:span><text:span text:style-name="T11"> </text:span><text:span text:style-name="T10">=</text:span><text:span text:style-name="T11"> </text:span><text:span text:style-name="T13">nome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int</text:span><text:span text:style-name="T11"> </text:span><text:span text:style-name="T12">getIdade</text:span><text:span text:style-name="T11">() {</text:span></text:p>
      <text:p text:style-name="P6">        <text:span text:style-name="T14">return</text:span><text:span text:style-name="T11"> </text:span><text:span text:style-name="T13">idade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char</text:span><text:span text:style-name="T11"> </text:span><text:span text:style-name="T12">getSexo</text:span><text:span text:style-name="T11">() {</text:span></text:p>
      <text:p text:style-name="P6">        <text:span text:style-name="T14">return</text:span><text:span text:style-name="T11"> </text:span><text:span text:style-name="T13">sexo</text:span><text:span text:style-name="T11">;</text:span></text:p>
      <text:p text:style-name="P6">    <text:span text:style-name="T11">}</text:span></text:p>
      <text:p text:style-name="P7"><text:soft-page-break/></text:p>
      <text:p text:style-name="P6">    <text:span text:style-name="T3">public</text:span><text:span text:style-name="T11"> </text:span><text:span text:style-name="T7">void</text:span><text:span text:style-name="T11"> </text:span><text:span text:style-name="T12">setSexo</text:span><text:span text:style-name="T11">(</text:span><text:span text:style-name="T7">char</text:span><text:span text:style-name="T11"> </text:span><text:span text:style-name="T13">sexo</text:span><text:span text:style-name="T11">) {</text:span></text:p>
      <text:p text:style-name="P6">        <text:span text:style-name="T3">this</text:span><text:span text:style-name="T11">.</text:span><text:span text:style-name="T13">sexo</text:span><text:span text:style-name="T11"> </text:span><text:span text:style-name="T10">=</text:span><text:span text:style-name="T11"> </text:span><text:span text:style-name="T13">sex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Cpf</text:span><text:span text:style-name="T11">() {</text:span></text:p>
      <text:p text:style-name="P6">        <text:span text:style-name="T14">return</text:span><text:span text:style-name="T11"> </text:span><text:span text:style-name="T13">cpf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Cpf</text:span><text:span text:style-name="T11">(</text:span><text:span text:style-name="T7">String</text:span><text:span text:style-name="T11"> </text:span><text:span text:style-name="T13">cpf</text:span><text:span text:style-name="T11">) {</text:span></text:p>
      <text:p text:style-name="P6">        <text:span text:style-name="T3">this</text:span><text:span text:style-name="T11">.</text:span><text:span text:style-name="T13">cpf</text:span><text:span text:style-name="T11"> </text:span><text:span text:style-name="T10">=</text:span><text:span text:style-name="T11"> </text:span><text:span text:style-name="T13">cpf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Cargo</text:span><text:span text:style-name="T11"> </text:span><text:span text:style-name="T12">getCargo</text:span><text:span text:style-name="T11">() {</text:span></text:p>
      <text:p text:style-name="P6">        <text:span text:style-name="T14">return</text:span><text:span text:style-name="T11"> </text:span><text:span text:style-name="T13">carg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Cargo</text:span><text:span text:style-name="T11">(</text:span><text:span text:style-name="T7">Cargo</text:span><text:span text:style-name="T11"> </text:span><text:span text:style-name="T13">cargo</text:span><text:span text:style-name="T11">) {</text:span></text:p>
      <text:p text:style-name="P6">        <text:span text:style-name="T3">this</text:span><text:span text:style-name="T11">.</text:span><text:span text:style-name="T13">cargo</text:span><text:span text:style-name="T11"> </text:span><text:span text:style-name="T10">=</text:span><text:span text:style-name="T11"> </text:span><text:span text:style-name="T13">carg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DataNascimento</text:span><text:span text:style-name="T11">() {</text:span></text:p>
      <text:p text:style-name="P6">        <text:span text:style-name="T7">Date</text:span><text:span text:style-name="T11"> </text:span><text:span text:style-name="T13">dtNascimento</text:span><text:span text:style-name="T11"> </text:span><text:span text:style-name="T10">=</text:span><text:span text:style-name="T11"> </text:span><text:span text:style-name="T13">dataNascimento</text:span><text:span text:style-name="T11">.</text:span><text:span text:style-name="T12">getTime</text:span><text:span text:style-name="T11">();</text:span></text:p>
      <text:p text:style-name="P6">        <text:span text:style-name="T7">SimpleDateFormat</text:span><text:span text:style-name="T11"> </text:span><text:span text:style-name="T13">form</text:span><text:span text:style-name="T11"> </text:span><text:span text:style-name="T10">=</text:span><text:span text:style-name="T11"> </text:span><text:span text:style-name="T14">new</text:span><text:span text:style-name="T11"> </text:span><text:span text:style-name="T12">SimpleDateFormat</text:span><text:span text:style-name="T11">(</text:span><text:span text:style-name="T16">"dd/MM/yyyy"</text:span><text:span text:style-name="T11">);</text:span></text:p>
      <text:p text:style-name="P6">        <text:span text:style-name="T14">return</text:span><text:span text:style-name="T11"> </text:span><text:span text:style-name="T13">form</text:span><text:span text:style-name="T11">.</text:span><text:span text:style-name="T12">format</text:span><text:span text:style-name="T11">(</text:span><text:span text:style-name="T13">dtNascimento</text:span><text:span text:style-name="T11">)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DataNascimento</text:span><text:span text:style-name="T11">(</text:span><text:span text:style-name="T7">GregorianCalendar</text:span><text:span text:style-name="T11"> </text:span><text:span text:style-name="T13">dataNascimento</text:span><text:span text:style-name="T11">) {</text:span></text:p>
      <text:p text:style-name="P6">        <text:span text:style-name="T3">this</text:span><text:span text:style-name="T11">.</text:span><text:span text:style-name="T13">dataNascimento</text:span><text:span text:style-name="T11"> </text:span><text:span text:style-name="T10">=</text:span><text:span text:style-name="T11"> </text:span><text:span text:style-name="T13">dataNasciment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Endereco</text:span><text:span text:style-name="T11"> </text:span><text:span text:style-name="T12">getEndereco</text:span><text:span text:style-name="T11">() {</text:span></text:p>
      <text:p text:style-name="P6">        <text:span text:style-name="T14">return</text:span><text:span text:style-name="T11"> </text:span><text:span text:style-name="T13">enderec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Endereco</text:span><text:span text:style-name="T11">(</text:span><text:span text:style-name="T7">Endereco</text:span><text:span text:style-name="T11"> </text:span><text:span text:style-name="T13">endereco</text:span><text:span text:style-name="T11">) {</text:span></text:p>
      <text:p text:style-name="P6">        <text:span text:style-name="T3">this</text:span><text:span text:style-name="T11">.</text:span><text:span text:style-name="T13">endereco</text:span><text:span text:style-name="T11"> </text:span><text:span text:style-name="T10">=</text:span><text:span text:style-name="T11"> </text:span><text:span text:style-name="T13">endereco</text:span><text:span text:style-name="T11">;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String</text:span><text:span text:style-name="T11"> </text:span><text:span text:style-name="T12">toString</text:span><text:span text:style-name="T11">() {</text:span></text:p>
      <text:p text:style-name="P6">        <text:span text:style-name="T7">StringBuilder</text:span><text:span text:style-name="T11"> </text:span><text:span text:style-name="T13">sb</text:span><text:span text:style-name="T11"> </text:span><text:span text:style-name="T10">=</text:span><text:span text:style-name="T11"> </text:span><text:span text:style-name="T14">new</text:span><text:span text:style-name="T11"> </text:span><text:span text:style-name="T12">StringBuilder</text:span><text:span text:style-name="T11">(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Funcionário: "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Nome: "</text:span><text:span text:style-name="T11">).</text:span><text:span text:style-name="T12">append</text:span><text:span text:style-name="T11">(</text:span><text:span text:style-name="T13">nome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Idade: "</text:span><text:span text:style-name="T11">).</text:span><text:span text:style-name="T12">append</text:span><text:span text:style-name="T11">(</text:span><text:span text:style-name="T13">idade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Sexo: "</text:span><text:span text:style-name="T11">).</text:span><text:span text:style-name="T12">append</text:span><text:span text:style-name="T11">(</text:span><text:span text:style-name="T13">sexo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CPF: "</text:span><text:span text:style-name="T11">).</text:span><text:span text:style-name="T12">append</text:span><text:span text:style-name="T11">(</text:span><text:span text:style-name="T13">cpf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Cargo: "</text:span><text:span text:style-name="T11">).</text:span><text:span text:style-name="T12">append</text:span><text:span text:style-name="T11">(</text:span><text:span text:style-name="T13">cargo</text:span><text:span text:style-name="T11">.</text:span><text:span text:style-name="T12">toString</text:span><text:span text:style-name="T11">()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Endereço: "</text:span><text:span text:style-name="T11">).</text:span><text:span text:style-name="T12">append</text:span><text:span text:style-name="T11">(</text:span><text:span text:style-name="T13">endereco</text:span><text:span text:style-name="T11">.</text:span><text:span text:style-name="T12">toString</text:span><text:span text:style-name="T11">()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Data de Nascimento: "</text:span><text:span text:style-name="T11">).</text:span><text:span text:style-name="T12">append</text:span><text:span text:style-name="T11">(</text:span><text:span text:style-name="T12">getDataNascimento</text:span><text:span text:style-name="T11">());</text:span></text:p>
      <text:p text:style-name="P6">        <text:span text:style-name="T14">return</text:span><text:span text:style-name="T11"> </text:span><text:span text:style-name="T13">sb</text:span><text:span text:style-name="T11">.</text:span><text:span text:style-name="T12">toString</text:span><text:span text:style-name="T11">();</text:span></text:p>
      <text:p text:style-name="P6"><text:soft-page-break/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menorToString</text:span><text:span text:style-name="T11">() {</text:span></text:p>
      <text:p text:style-name="P6">        <text:span text:style-name="T7">StringBuilder</text:span><text:span text:style-name="T11"> </text:span><text:span text:style-name="T13">sb</text:span><text:span text:style-name="T11"> </text:span><text:span text:style-name="T10">=</text:span><text:span text:style-name="T11"> </text:span><text:span text:style-name="T14">new</text:span><text:span text:style-name="T11"> </text:span><text:span text:style-name="T12">StringBuilder</text:span><text:span text:style-name="T11">(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Funcionário: "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Nome: "</text:span><text:span text:style-name="T11">).</text:span><text:span text:style-name="T12">append</text:span><text:span text:style-name="T11">(</text:span><text:span text:style-name="T13">nome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</text:span><text:span text:style-name="T17">\n</text:span><text:span text:style-name="T16">Cargo: "</text:span><text:span text:style-name="T11">).</text:span><text:span text:style-name="T12">append</text:span><text:span text:style-name="T11">(</text:span><text:span text:style-name="T13">cargo</text:span><text:span text:style-name="T11">.</text:span><text:span text:style-name="T12">menorToString</text:span><text:span text:style-name="T11">());</text:span></text:p>
      <text:p text:style-name="P6">        <text:span text:style-name="T14">return</text:span><text:span text:style-name="T11"> </text:span><text:span text:style-name="T13">sb</text:span><text:span text:style-name="T11">.</text:span><text:span text:style-name="T12">toString</text:span><text:span text:style-name="T11">();</text:span></text:p>
      <text:p text:style-name="P6">    <text:span text:style-name="T11">}</text:span></text:p>
      <text:p text:style-name="P2">}</text:p>
      <text:p text:style-name="P1"/>
      <text:p text:style-name="P9">Classe Cargo</text:p>
      <text:p text:style-name="P3"><text:span text:style-name="T2">package</text:span> <text:span text:style-name="T6">TD06</text:span>;</text:p>
      <text:p text:style-name="P7"/>
      <text:p text:style-name="P2"><text:span text:style-name="T2">import</text:span> <text:span text:style-name="T6">java</text:span><text:span text:style-name="T9">.</text:span><text:span text:style-name="T6">text</text:span><text:span text:style-name="T9">.</text:span><text:span text:style-name="T6">SimpleDateFormat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Date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GregorianCalendar</text:span>;</text:p>
      <text:p text:style-name="P7"/>
      <text:p text:style-name="P2"><text:span text:style-name="T2">public</text:span> <text:span text:style-name="T2">class</text:span> <text:span text:style-name="T6">Cargo</text:span> <text:span text:style-name="T2">extends</text:span> <text:span text:style-name="T6">TipoCargo</text:span> {</text:p>
      <text:p text:style-name="P7"/>
      <text:p text:style-name="P6">    <text:span text:style-name="T3">public</text:span><text:span text:style-name="T11"> </text:span><text:span text:style-name="T12">Cargo</text:span><text:span text:style-name="T11">(</text:span><text:span text:style-name="T7">String</text:span><text:span text:style-name="T11"> </text:span><text:span text:style-name="T13">nome</text:span><text:span text:style-name="T11">, </text:span><text:span text:style-name="T7">String</text:span><text:span text:style-name="T11"> </text:span><text:span text:style-name="T13">tipo</text:span><text:span text:style-name="T11">, </text:span><text:span text:style-name="T7">String</text:span><text:span text:style-name="T11"> </text:span><text:span text:style-name="T13">expediente</text:span><text:span text:style-name="T11">, </text:span><text:span text:style-name="T7">double</text:span><text:span text:style-name="T11"> </text:span><text:span text:style-name="T13">salario</text:span><text:span text:style-name="T11">, </text:span><text:span text:style-name="T7">GregorianCalendar</text:span><text:span text:style-name="T11"> </text:span><text:span text:style-name="T13">dataInicio</text:span><text:span text:style-name="T11">) {</text:span></text:p>
      <text:p text:style-name="P6">        <text:span text:style-name="T3">super</text:span><text:span text:style-name="T11">(</text:span><text:span text:style-name="T13">nome</text:span><text:span text:style-name="T11">, </text:span><text:span text:style-name="T13">tipo</text:span><text:span text:style-name="T11">, </text:span><text:span text:style-name="T13">expediente</text:span><text:span text:style-name="T11">);</text:span></text:p>
      <text:p text:style-name="P6">        <text:span text:style-name="T3">this</text:span><text:span text:style-name="T11">.</text:span><text:span text:style-name="T13">salario</text:span><text:span text:style-name="T11"> </text:span><text:span text:style-name="T10">=</text:span><text:span text:style-name="T11"> </text:span><text:span text:style-name="T13">salario</text:span><text:span text:style-name="T11">;</text:span></text:p>
      <text:p text:style-name="P6">        <text:span text:style-name="T3">this</text:span><text:span text:style-name="T11">.</text:span><text:span text:style-name="T13">dataInicio</text:span><text:span text:style-name="T11"> </text:span><text:span text:style-name="T10">=</text:span><text:span text:style-name="T11"> </text:span><text:span text:style-name="T13">dataInicio</text:span><text:span text:style-name="T11">;</text:span></text:p>
      <text:p text:style-name="P6">    <text:span text:style-name="T11">}</text:span></text:p>
      <text:p text:style-name="P7"/>
      <text:p text:style-name="P6">    <text:span text:style-name="T3">private</text:span><text:span text:style-name="T11"> </text:span><text:span text:style-name="T7">double</text:span><text:span text:style-name="T11"> </text:span><text:span text:style-name="T13">salario</text:span><text:span text:style-name="T11">;</text:span></text:p>
      <text:p text:style-name="P6">    <text:span text:style-name="T3">private</text:span><text:span text:style-name="T11"> </text:span><text:span text:style-name="T7">GregorianCalendar</text:span><text:span text:style-name="T11"> </text:span><text:span text:style-name="T13">dataInicio</text:span><text:span text:style-name="T11">;</text:span></text:p>
      <text:p text:style-name="P7"/>
      <text:p text:style-name="P6">    <text:span text:style-name="T3">public</text:span><text:span text:style-name="T11"> </text:span><text:span text:style-name="T7">double</text:span><text:span text:style-name="T11"> </text:span><text:span text:style-name="T12">getSalario</text:span><text:span text:style-name="T11">() {</text:span></text:p>
      <text:p text:style-name="P6">        <text:span text:style-name="T14">return</text:span><text:span text:style-name="T11"> </text:span><text:span text:style-name="T13">salari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Salario</text:span><text:span text:style-name="T11">(</text:span><text:span text:style-name="T7">double</text:span><text:span text:style-name="T11"> </text:span><text:span text:style-name="T13">salario</text:span><text:span text:style-name="T11">) {</text:span></text:p>
      <text:p text:style-name="P6">        <text:span text:style-name="T3">this</text:span><text:span text:style-name="T11">.</text:span><text:span text:style-name="T13">salario</text:span><text:span text:style-name="T11"> </text:span><text:span text:style-name="T10">=</text:span><text:span text:style-name="T11"> </text:span><text:span text:style-name="T13">salari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DataInicio</text:span><text:span text:style-name="T11">() {</text:span></text:p>
      <text:p text:style-name="P6">        <text:span text:style-name="T7">Date</text:span><text:span text:style-name="T11"> </text:span><text:span text:style-name="T13">dtInicio</text:span><text:span text:style-name="T11"> </text:span><text:span text:style-name="T10">=</text:span><text:span text:style-name="T11"> </text:span><text:span text:style-name="T13">dataInicio</text:span><text:span text:style-name="T11">.</text:span><text:span text:style-name="T12">getTime</text:span><text:span text:style-name="T11">();</text:span></text:p>
      <text:p text:style-name="P6">        <text:span text:style-name="T7">SimpleDateFormat</text:span><text:span text:style-name="T11"> </text:span><text:span text:style-name="T13">form</text:span><text:span text:style-name="T11"> </text:span><text:span text:style-name="T10">=</text:span><text:span text:style-name="T11"> </text:span><text:span text:style-name="T14">new</text:span><text:span text:style-name="T11"> </text:span><text:span text:style-name="T12">SimpleDateFormat</text:span><text:span text:style-name="T11">(</text:span><text:span text:style-name="T16">"dd/MM/yyyy"</text:span><text:span text:style-name="T11">);</text:span></text:p>
      <text:p text:style-name="P6">        <text:span text:style-name="T14">return</text:span><text:span text:style-name="T11"> </text:span><text:span text:style-name="T13">form</text:span><text:span text:style-name="T11">.</text:span><text:span text:style-name="T12">format</text:span><text:span text:style-name="T11">(</text:span><text:span text:style-name="T13">dtInicio</text:span><text:span text:style-name="T11">)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DataInicio</text:span><text:span text:style-name="T11">(</text:span><text:span text:style-name="T7">GregorianCalendar</text:span><text:span text:style-name="T11"> </text:span><text:span text:style-name="T13">dataInicio</text:span><text:span text:style-name="T11">) {</text:span></text:p>
      <text:p text:style-name="P6">        <text:span text:style-name="T3">this</text:span><text:span text:style-name="T11">.</text:span><text:span text:style-name="T13">dataInicio</text:span><text:span text:style-name="T11"> </text:span><text:span text:style-name="T10">=</text:span><text:span text:style-name="T11"> </text:span><text:span text:style-name="T13">dataInicio</text:span><text:span text:style-name="T11">;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String</text:span><text:span text:style-name="T11"> </text:span><text:span text:style-name="T12">toString</text:span><text:span text:style-name="T11">() {</text:span></text:p>
      <text:p text:style-name="P6">        <text:span text:style-name="T7">StringBuilder</text:span><text:span text:style-name="T11"> </text:span><text:span text:style-name="T13">sb</text:span><text:span text:style-name="T11"> </text:span><text:span text:style-name="T10">=</text:span><text:span text:style-name="T11"> </text:span><text:span text:style-name="T14">new</text:span><text:span text:style-name="T11"> </text:span><text:span text:style-name="T12">StringBuilder</text:span><text:span text:style-name="T11">();</text:span></text:p>
      <text:p text:style-name="P6"><text:soft-page-break/>        <text:span text:style-name="T13">sb</text:span><text:span text:style-name="T11">.</text:span><text:span text:style-name="T12">append</text:span><text:span text:style-name="T11">(</text:span><text:span text:style-name="T16">""</text:span><text:span text:style-name="T11">).</text:span><text:span text:style-name="T12">append</text:span><text:span text:style-name="T11">(</text:span><text:span text:style-name="T13">nome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, Tipo: "</text:span><text:span text:style-name="T11">).</text:span><text:span text:style-name="T12">append</text:span><text:span text:style-name="T11">(</text:span><text:span text:style-name="T13">tipo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, Expediente: "</text:span><text:span text:style-name="T11">).</text:span><text:span text:style-name="T12">append</text:span><text:span text:style-name="T11">(</text:span><text:span text:style-name="T13">expediente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, Salário: "</text:span><text:span text:style-name="T11">).</text:span><text:span text:style-name="T12">append</text:span><text:span text:style-name="T11">(</text:span><text:span text:style-name="T13">salario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, Data de Início: "</text:span><text:span text:style-name="T11">).</text:span><text:span text:style-name="T12">append</text:span><text:span text:style-name="T11">(</text:span><text:span text:style-name="T12">getDataInicio</text:span><text:span text:style-name="T11">());</text:span></text:p>
      <text:p text:style-name="P6">        <text:span text:style-name="T14">return</text:span><text:span text:style-name="T11"> </text:span><text:span text:style-name="T13">sb</text:span><text:span text:style-name="T11">.</text:span><text:span text:style-name="T12">toString</text:span><text:span text:style-name="T11">()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menorToString</text:span><text:span text:style-name="T11">() {</text:span></text:p>
      <text:p text:style-name="P6">        <text:span text:style-name="T7">StringBuilder</text:span><text:span text:style-name="T11"> </text:span><text:span text:style-name="T13">sb</text:span><text:span text:style-name="T11"> </text:span><text:span text:style-name="T10">=</text:span><text:span text:style-name="T11"> </text:span><text:span text:style-name="T14">new</text:span><text:span text:style-name="T11"> </text:span><text:span text:style-name="T12">StringBuilder</text:span><text:span text:style-name="T11">(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"</text:span><text:span text:style-name="T11">).</text:span><text:span text:style-name="T12">append</text:span><text:span text:style-name="T11">(</text:span><text:span text:style-name="T13">nome</text:span><text:span text:style-name="T11">);</text:span></text:p>
      <text:p text:style-name="P6">        <text:span text:style-name="T13">sb</text:span><text:span text:style-name="T11">.</text:span><text:span text:style-name="T12">append</text:span><text:span text:style-name="T11">(</text:span><text:span text:style-name="T16">", Salário: "</text:span><text:span text:style-name="T11">).</text:span><text:span text:style-name="T12">append</text:span><text:span text:style-name="T11">(</text:span><text:span text:style-name="T13">salario</text:span><text:span text:style-name="T11">);</text:span></text:p>
      <text:p text:style-name="P6">        <text:span text:style-name="T14">return</text:span><text:span text:style-name="T11"> </text:span><text:span text:style-name="T13">sb</text:span><text:span text:style-name="T11">.</text:span><text:span text:style-name="T12">toString</text:span><text:span text:style-name="T11">();</text:span></text:p>
      <text:p text:style-name="P6">    <text:span text:style-name="T11">}</text:span></text:p>
      <text:p text:style-name="P2">}</text:p>
      <text:p text:style-name="P1"/>
      <text:p text:style-name="P9">Classe Endereco</text:p>
      <text:p text:style-name="P4"><text:span text:style-name="T2">package</text:span> <text:span text:style-name="T6">TD06</text:span>;</text:p>
      <text:p text:style-name="P7"/>
      <text:p text:style-name="P2"><text:span text:style-name="T2">public</text:span> <text:span text:style-name="T2">class</text:span> <text:span text:style-name="T6">Endereco</text:span> {</text:p>
      <text:p text:style-name="P7"/>
      <text:p text:style-name="P6">    <text:span text:style-name="T3">public</text:span><text:span text:style-name="T11"> </text:span><text:span text:style-name="T12">Endereco</text:span><text:span text:style-name="T11">() {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12">Endereco</text:span><text:span text:style-name="T11">(</text:span><text:span text:style-name="T7">String</text:span><text:span text:style-name="T11"> </text:span><text:span text:style-name="T13">bairro</text:span><text:span text:style-name="T11">, </text:span><text:span text:style-name="T7">String</text:span><text:span text:style-name="T11"> </text:span><text:span text:style-name="T13">rua</text:span><text:span text:style-name="T11">, </text:span><text:span text:style-name="T7">int</text:span><text:span text:style-name="T11"> </text:span><text:span text:style-name="T13">numero</text:span><text:span text:style-name="T11">) {</text:span></text:p>
      <text:p text:style-name="P6">        <text:span text:style-name="T3">this</text:span><text:span text:style-name="T11">.</text:span><text:span text:style-name="T13">bairro</text:span><text:span text:style-name="T11"> </text:span><text:span text:style-name="T10">=</text:span><text:span text:style-name="T11"> </text:span><text:span text:style-name="T13">bairro</text:span><text:span text:style-name="T11">;</text:span></text:p>
      <text:p text:style-name="P6">        <text:span text:style-name="T3">this</text:span><text:span text:style-name="T11">.</text:span><text:span text:style-name="T13">rua</text:span><text:span text:style-name="T11"> </text:span><text:span text:style-name="T10">=</text:span><text:span text:style-name="T11"> </text:span><text:span text:style-name="T13">rua</text:span><text:span text:style-name="T11">;</text:span></text:p>
      <text:p text:style-name="P6">        <text:span text:style-name="T3">this</text:span><text:span text:style-name="T11">.</text:span><text:span text:style-name="T13">numero</text:span><text:span text:style-name="T11"> </text:span><text:span text:style-name="T10">=</text:span><text:span text:style-name="T11"> </text:span><text:span text:style-name="T13">numero</text:span><text:span text:style-name="T11">;</text:span></text:p>
      <text:p text:style-name="P6">    <text:span text:style-name="T11">}</text:span></text:p>
      <text:p text:style-name="P7"/>
      <text:p text:style-name="P6">    <text:span text:style-name="T3">private</text:span><text:span text:style-name="T11"> </text:span><text:span text:style-name="T7">String</text:span><text:span text:style-name="T11"> </text:span><text:span text:style-name="T13">bairro</text:span><text:span text:style-name="T11">;</text:span></text:p>
      <text:p text:style-name="P6">    <text:span text:style-name="T3">private</text:span><text:span text:style-name="T11"> </text:span><text:span text:style-name="T7">String</text:span><text:span text:style-name="T11"> </text:span><text:span text:style-name="T13">rua</text:span><text:span text:style-name="T11">;</text:span></text:p>
      <text:p text:style-name="P6">    <text:span text:style-name="T3">private</text:span><text:span text:style-name="T11"> </text:span><text:span text:style-name="T7">int</text:span><text:span text:style-name="T11"> </text:span><text:span text:style-name="T13">numero</text:span><text:span text:style-name="T11">;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Bairro</text:span><text:span text:style-name="T11">() {</text:span></text:p>
      <text:p text:style-name="P6">        <text:span text:style-name="T14">return</text:span><text:span text:style-name="T11"> </text:span><text:span text:style-name="T13">bairr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Bairro</text:span><text:span text:style-name="T11">(</text:span><text:span text:style-name="T7">String</text:span><text:span text:style-name="T11"> </text:span><text:span text:style-name="T13">bairro</text:span><text:span text:style-name="T11">) {</text:span></text:p>
      <text:p text:style-name="P6">        <text:span text:style-name="T3">this</text:span><text:span text:style-name="T11">.</text:span><text:span text:style-name="T13">bairro</text:span><text:span text:style-name="T11"> </text:span><text:span text:style-name="T10">=</text:span><text:span text:style-name="T11"> </text:span><text:span text:style-name="T13">bairr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Rua</text:span><text:span text:style-name="T11">() {</text:span></text:p>
      <text:p text:style-name="P6">        <text:span text:style-name="T14">return</text:span><text:span text:style-name="T11"> </text:span><text:span text:style-name="T13">rua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Rua</text:span><text:span text:style-name="T11">(</text:span><text:span text:style-name="T7">String</text:span><text:span text:style-name="T11"> </text:span><text:span text:style-name="T13">rua</text:span><text:span text:style-name="T11">) {</text:span></text:p>
      <text:p text:style-name="P6">        <text:span text:style-name="T3">this</text:span><text:span text:style-name="T11">.</text:span><text:span text:style-name="T13">rua</text:span><text:span text:style-name="T11"> </text:span><text:span text:style-name="T10">=</text:span><text:span text:style-name="T11"> </text:span><text:span text:style-name="T13">rua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int</text:span><text:span text:style-name="T11"> </text:span><text:span text:style-name="T12">getNumero</text:span><text:span text:style-name="T11">() {</text:span></text:p>
      <text:p text:style-name="P6"><text:soft-page-break/>        <text:span text:style-name="T14">return</text:span><text:span text:style-name="T11"> </text:span><text:span text:style-name="T13">numer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Numero</text:span><text:span text:style-name="T11">(</text:span><text:span text:style-name="T7">int</text:span><text:span text:style-name="T11"> </text:span><text:span text:style-name="T13">numero</text:span><text:span text:style-name="T11">) {</text:span></text:p>
      <text:p text:style-name="P6">        <text:span text:style-name="T3">this</text:span><text:span text:style-name="T11">.</text:span><text:span text:style-name="T13">numero</text:span><text:span text:style-name="T11"> </text:span><text:span text:style-name="T10">=</text:span><text:span text:style-name="T11"> </text:span><text:span text:style-name="T13">numer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toString</text:span><text:span text:style-name="T11">() {</text:span></text:p>
      <text:p text:style-name="P6">        <text:span text:style-name="T14">return</text:span><text:span text:style-name="T11"> </text:span><text:span text:style-name="T16">"Bairro: "</text:span><text:span text:style-name="T11"> </text:span><text:span text:style-name="T10">+</text:span><text:span text:style-name="T11"> </text:span><text:span text:style-name="T13">bairro</text:span><text:span text:style-name="T11"> </text:span><text:span text:style-name="T10">+</text:span><text:span text:style-name="T11"> </text:span><text:span text:style-name="T16">", Rua: "</text:span><text:span text:style-name="T11"> </text:span><text:span text:style-name="T10">+</text:span><text:span text:style-name="T11"> </text:span><text:span text:style-name="T13">rua</text:span><text:span text:style-name="T11"> </text:span><text:span text:style-name="T10">+</text:span><text:span text:style-name="T11"> </text:span><text:span text:style-name="T16">", Número: "</text:span><text:span text:style-name="T11"> </text:span><text:span text:style-name="T10">+</text:span><text:span text:style-name="T11"> </text:span><text:span text:style-name="T13">numero</text:span><text:span text:style-name="T11">;</text:span></text:p>
      <text:p text:style-name="P6">    <text:span text:style-name="T11">}</text:span></text:p>
      <text:p text:style-name="P2">}</text:p>
      <text:p text:style-name="P9"/>
      <text:p text:style-name="P9">Classe Abstrata TipoCargo</text:p>
      <text:p text:style-name="P3"><text:span text:style-name="T2">package</text:span> <text:span text:style-name="T6">TD06</text:span>;</text:p>
      <text:p text:style-name="P7"/>
      <text:p text:style-name="P2"><text:span text:style-name="T2">public</text:span> <text:span text:style-name="T2">abstract</text:span> <text:span text:style-name="T2">class</text:span> <text:span text:style-name="T6">TipoCargo</text:span> {</text:p>
      <text:p text:style-name="P7"/>
      <text:p text:style-name="P6">    <text:span text:style-name="T3">public</text:span><text:span text:style-name="T11"> </text:span><text:span text:style-name="T12">TipoCargo</text:span><text:span text:style-name="T11">(</text:span><text:span text:style-name="T7">String</text:span><text:span text:style-name="T11"> </text:span><text:span text:style-name="T13">nome</text:span><text:span text:style-name="T11">, </text:span><text:span text:style-name="T7">String</text:span><text:span text:style-name="T11"> </text:span><text:span text:style-name="T13">tipo</text:span><text:span text:style-name="T11">, </text:span><text:span text:style-name="T7">String</text:span><text:span text:style-name="T11"> </text:span><text:span text:style-name="T13">expediente</text:span><text:span text:style-name="T11">) {</text:span></text:p>
      <text:p text:style-name="P6">        <text:span text:style-name="T3">this</text:span><text:span text:style-name="T11">.</text:span><text:span text:style-name="T13">nome</text:span><text:span text:style-name="T11"> </text:span><text:span text:style-name="T10">=</text:span><text:span text:style-name="T11"> </text:span><text:span text:style-name="T13">nome</text:span><text:span text:style-name="T11">;</text:span></text:p>
      <text:p text:style-name="P6">        <text:span text:style-name="T3">this</text:span><text:span text:style-name="T11">.</text:span><text:span text:style-name="T13">tipo</text:span><text:span text:style-name="T11"> </text:span><text:span text:style-name="T10">=</text:span><text:span text:style-name="T11"> </text:span><text:span text:style-name="T13">tipo</text:span><text:span text:style-name="T11">;</text:span></text:p>
      <text:p text:style-name="P6">        <text:span text:style-name="T3">this</text:span><text:span text:style-name="T11">.</text:span><text:span text:style-name="T13">expediente</text:span><text:span text:style-name="T11"> </text:span><text:span text:style-name="T10">=</text:span><text:span text:style-name="T11"> </text:span><text:span text:style-name="T13">expediente</text:span><text:span text:style-name="T11">;</text:span></text:p>
      <text:p text:style-name="P6">    <text:span text:style-name="T11">}</text:span></text:p>
      <text:p text:style-name="P7"/>
      <text:p text:style-name="P6">    <text:span text:style-name="T3">protected</text:span><text:span text:style-name="T11"> </text:span><text:span text:style-name="T7">String</text:span><text:span text:style-name="T11"> </text:span><text:span text:style-name="T13">nome</text:span><text:span text:style-name="T11">;</text:span></text:p>
      <text:p text:style-name="P6">    <text:span text:style-name="T3">protected</text:span><text:span text:style-name="T11"> </text:span><text:span text:style-name="T7">String</text:span><text:span text:style-name="T11"> </text:span><text:span text:style-name="T13">tipo</text:span><text:span text:style-name="T11">;</text:span></text:p>
      <text:p text:style-name="P6">    <text:span text:style-name="T3">protected</text:span><text:span text:style-name="T11"> </text:span><text:span text:style-name="T7">String</text:span><text:span text:style-name="T11"> </text:span><text:span text:style-name="T13">expediente</text:span><text:span text:style-name="T11">;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Nome</text:span><text:span text:style-name="T11">() {</text:span></text:p>
      <text:p text:style-name="P6">        <text:span text:style-name="T14">return</text:span><text:span text:style-name="T11"> </text:span><text:span text:style-name="T13">nome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Nome</text:span><text:span text:style-name="T11">(</text:span><text:span text:style-name="T7">String</text:span><text:span text:style-name="T11"> </text:span><text:span text:style-name="T13">nome</text:span><text:span text:style-name="T11">) {</text:span></text:p>
      <text:p text:style-name="P6">        <text:span text:style-name="T3">this</text:span><text:span text:style-name="T11">.</text:span><text:span text:style-name="T13">nome</text:span><text:span text:style-name="T11"> </text:span><text:span text:style-name="T10">=</text:span><text:span text:style-name="T11"> </text:span><text:span text:style-name="T13">nome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Tipo</text:span><text:span text:style-name="T11">() {</text:span></text:p>
      <text:p text:style-name="P6">        <text:span text:style-name="T14">return</text:span><text:span text:style-name="T11"> </text:span><text:span text:style-name="T13">tip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Tipo</text:span><text:span text:style-name="T11">(</text:span><text:span text:style-name="T7">String</text:span><text:span text:style-name="T11"> </text:span><text:span text:style-name="T13">tipo</text:span><text:span text:style-name="T11">) {</text:span></text:p>
      <text:p text:style-name="P6">        <text:span text:style-name="T3">this</text:span><text:span text:style-name="T11">.</text:span><text:span text:style-name="T13">tipo</text:span><text:span text:style-name="T11"> </text:span><text:span text:style-name="T10">=</text:span><text:span text:style-name="T11"> </text:span><text:span text:style-name="T13">tipo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String</text:span><text:span text:style-name="T11"> </text:span><text:span text:style-name="T12">getExpediente</text:span><text:span text:style-name="T11">() {</text:span></text:p>
      <text:p text:style-name="P6">        <text:span text:style-name="T14">return</text:span><text:span text:style-name="T11"> </text:span><text:span text:style-name="T13">expediente</text:span><text:span text:style-name="T11">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setExpediente</text:span><text:span text:style-name="T11">(</text:span><text:span text:style-name="T7">String</text:span><text:span text:style-name="T11"> </text:span><text:span text:style-name="T13">expediente</text:span><text:span text:style-name="T11">) {</text:span></text:p>
      <text:p text:style-name="P6">        <text:span text:style-name="T3">this</text:span><text:span text:style-name="T11">.</text:span><text:span text:style-name="T13">expediente</text:span><text:span text:style-name="T11"> </text:span><text:span text:style-name="T10">=</text:span><text:span text:style-name="T11"> </text:span><text:span text:style-name="T13">expediente</text:span><text:span text:style-name="T11">;</text:span></text:p>
      <text:p text:style-name="P6">    <text:span text:style-name="T11">}</text:span></text:p>
      <text:p text:style-name="P2">}</text:p>
      <text:p text:style-name="P1"><text:soft-page-break/></text:p>
      <text:p text:style-name="P9">Interface GerenciarFuncInterface</text:p>
      <text:p text:style-name="P4"><text:span text:style-name="T2">package</text:span> <text:span text:style-name="T6">TD06</text:span>;</text:p>
      <text:p text:style-name="P7"/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List</text:span>;</text:p>
      <text:p text:style-name="P7"/>
      <text:p text:style-name="P2"><text:span text:style-name="T2">public</text:span> <text:span text:style-name="T2">interface</text:span> <text:span text:style-name="T6">GerenciarFuncInterface</text:span> {</text:p>
      <text:p text:style-name="P7"/>
      <text:p text:style-name="P6">    <text:span text:style-name="T7">void</text:span><text:span text:style-name="T11"> </text:span><text:span text:style-name="T12">inserir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7"/>
      <text:p text:style-name="P6">    <text:span text:style-name="T7">void</text:span><text:span text:style-name="T11"> </text:span><text:span text:style-name="T12">inserirVarios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7"/>
      <text:p text:style-name="P6">    <text:span text:style-name="T7">void</text:span><text:span text:style-name="T11"> </text:span><text:span text:style-name="T12">remover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7"/>
      <text:p text:style-name="P6">    <text:span text:style-name="T7">void</text:span><text:span text:style-name="T11"> </text:span><text:span text:style-name="T12">removerTodos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7"/>
      <text:p text:style-name="P6">    <text:span text:style-name="T7">void</text:span><text:span text:style-name="T11"> </text:span><text:span text:style-name="T12">atualiza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7"/>
      <text:p text:style-name="P6">    <text:span text:style-name="T7">void</text:span><text:span text:style-name="T11"> </text:span><text:span text:style-name="T12">busca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7"/>
      <text:p text:style-name="P6">    <text:span text:style-name="T7">void</text:span><text:span text:style-name="T11"> </text:span><text:span text:style-name="T12">buscaPorSalario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7"/>
      <text:p text:style-name="P6">    <text:span text:style-name="T7">void</text:span><text:span text:style-name="T11"> </text:span><text:span text:style-name="T12">imprimeFuncionarios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7"/>
      <text:p text:style-name="P6">    <text:span text:style-name="T7">void</text:span><text:span text:style-name="T11"> </text:span><text:span text:style-name="T12">salarioMaior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;</text:span></text:p>
      <text:p text:style-name="P2">}</text:p>
      <text:p text:style-name="P9"/>
      <text:p text:style-name="P9">Classe GerenciarFunc</text:p>
      <text:p text:style-name="P5"><text:span text:style-name="T2">package</text:span> <text:span text:style-name="T6">TD06</text:span>;</text:p>
      <text:p text:style-name="P7"/>
      <text:p text:style-name="P2"><text:span text:style-name="T2">import</text:span> <text:span text:style-name="T6">java</text:span><text:span text:style-name="T9">.</text:span><text:span text:style-name="T6">text</text:span><text:span text:style-name="T9">.</text:span><text:span text:style-name="T6">ParseException</text:span>;</text:p>
      <text:p text:style-name="P2"><text:span text:style-name="T2">import</text:span> <text:span text:style-name="T6">java</text:span><text:span text:style-name="T9">.</text:span><text:span text:style-name="T6">text</text:span><text:span text:style-name="T9">.</text:span><text:span text:style-name="T6">SimpleDateFormat</text:span>;</text:p>
      <text:p text:style-name="P2"><text:span text:style-name="T2">import</text:span> <text:span text:style-name="T6">java</text:span><text:span text:style-name="T9">.</text:span><text:span text:style-name="T6">time</text:span><text:span text:style-name="T9">.</text:span><text:span text:style-name="T6">LocalDate</text:span>;</text:p>
      <text:p text:style-name="P2"><text:span text:style-name="T2">import</text:span> <text:span text:style-name="T6">java</text:span><text:span text:style-name="T9">.</text:span><text:span text:style-name="T6">time</text:span><text:span text:style-name="T9">.</text:span><text:span text:style-name="T6">Period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Calendar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GregorianCalendar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InputMismatchException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Iterator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List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NoSuchElementException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Scanner</text:span>;</text:p>
      <text:p text:style-name="P7"/>
      <text:p text:style-name="P2"><text:span text:style-name="T2">public</text:span> <text:span text:style-name="T2">class</text:span> <text:span text:style-name="T6">GerenciarFunc</text:span> <text:span text:style-name="T2">implements</text:span> <text:span text:style-name="T6">GerenciarFuncInterface</text:span> {</text:p>
      <text:p text:style-name="P7"/>
      <text:p text:style-name="P6">    <text:span text:style-name="T3">static</text:span><text:span text:style-name="T11"> </text:span><text:span text:style-name="T7">Scanner</text:span><text:span text:style-name="T11"> </text:span><text:span text:style-name="T13">scann</text:span><text:span text:style-name="T11"> </text:span><text:span text:style-name="T10">=</text:span><text:span text:style-name="T11"> </text:span><text:span text:style-name="T14">new</text:span><text:span text:style-name="T11"> </text:span><text:span text:style-name="T12">Scanner</text:span><text:span text:style-name="T11">(</text:span><text:span text:style-name="T7">System</text:span><text:span text:style-name="T11">.</text:span><text:span text:style-name="T15">in</text:span><text:span text:style-name="T11">);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void</text:span><text:span text:style-name="T11"> </text:span><text:span text:style-name="T12">inserir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nome do funcionário:"</text:span><text:span text:style-name="T11">);</text:span></text:p>
      <text:p text:style-name="P6">            <text:span text:style-name="T7">String</text:span><text:span text:style-name="T11"> </text:span><text:span text:style-name="T13">nome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><text:soft-page-break/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sexo do funcionário (M/F):"</text:span><text:span text:style-name="T11">);</text:span></text:p>
      <text:p text:style-name="P6">            <text:span text:style-name="T7">char</text:span><text:span text:style-name="T11"> </text:span><text:span text:style-name="T13">sex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.</text:span><text:span text:style-name="T12">charAt</text:span><text:span text:style-name="T11">(</text:span><text:span text:style-name="T19">0</text:span><text:span text:style-name="T11">);</text:span></text:p>
      <text:p text:style-name="P6">            <text:span text:style-name="T14">if</text:span><text:span text:style-name="T11"> (</text:span><text:span text:style-name="T13">sexo</text:span><text:span text:style-name="T11"> </text:span><text:span text:style-name="T10">!=</text:span><text:span text:style-name="T11"> </text:span><text:span text:style-name="T16">'M'</text:span><text:span text:style-name="T11"> </text:span><text:span text:style-name="T10">&amp;&amp;</text:span><text:span text:style-name="T11"> </text:span><text:span text:style-name="T13">sexo</text:span><text:span text:style-name="T11"> </text:span><text:span text:style-name="T10">!=</text:span><text:span text:style-name="T11"> </text:span><text:span text:style-name="T16">'F'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Sexo deve ser 'M' ou 'F'."</text:span><text:span text:style-name="T11">);</text:span></text:p>
      <text:p text:style-name="P6">            <text:span text:style-name="T11">}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CPF do funcionário:"</text:span><text:span text:style-name="T11">);</text:span></text:p>
      <text:p text:style-name="P6">            <text:span text:style-name="T7">String</text:span><text:span text:style-name="T11"> </text:span><text:span text:style-name="T13">cpf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14">if</text:span><text:span text:style-name="T11"> (</text:span><text:span text:style-name="T13">cpf</text:span><text:span text:style-name="T11">.</text:span><text:span text:style-name="T12">length</text:span><text:span text:style-name="T11">() </text:span><text:span text:style-name="T10">!=</text:span><text:span text:style-name="T11"> </text:span><text:span text:style-name="T19">14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CPF deve obedecer o formato válido."</text:span><text:span text:style-name="T11">);</text:span></text:p>
      <text:p text:style-name="P6">            <text:span text:style-name="T11">}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a data de nascimento do funcionário"</text:span><text:span text:style-name="T11">);</text:span></text:p>
      <text:p text:style-name="P6">            <text:span text:style-name="T7">GregorianCalendar</text:span><text:span text:style-name="T11"> </text:span><text:span text:style-name="T13">dataNascimento</text:span><text:span text:style-name="T11"> </text:span><text:span text:style-name="T10">=</text:span><text:span text:style-name="T11"> </text:span><text:span text:style-name="T12">dataValida</text:span><text:span text:style-name="T11">(</text:span><text:span text:style-name="T13">scann</text:span><text:span text:style-name="T11">);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cargo do funcionário:"</text:span><text:span text:style-name="T11">);</text:span></text:p>
      <text:p text:style-name="P6">            <text:span text:style-name="T7">String</text:span><text:span text:style-name="T11"> </text:span><text:span text:style-name="T13">nomeCarg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tipo do cargo (estágiario, efetivado):"</text:span><text:span text:style-name="T11">);</text:span></text:p>
      <text:p text:style-name="P6">            <text:span text:style-name="T7">String</text:span><text:span text:style-name="T11"> </text:span><text:span text:style-name="T13">tipoCarg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expediente do cargo:"</text:span><text:span text:style-name="T11">);</text:span></text:p>
      <text:p text:style-name="P6">            <text:span text:style-name="T7">String</text:span><text:span text:style-name="T11"> </text:span><text:span text:style-name="T13">expediente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salário do cargo:"</text:span><text:span text:style-name="T11">);</text:span></text:p>
      <text:p text:style-name="P6">            <text:span text:style-name="T7">double</text:span><text:span text:style-name="T11"> </text:span><text:span text:style-name="T13">salari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Double</text:span><text:span text:style-name="T11">();</text:span></text:p>
      <text:p text:style-name="P6">            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14">if</text:span><text:span text:style-name="T11"> (</text:span><text:span text:style-name="T13">salario</text:span><text:span text:style-name="T11"> </text:span><text:span text:style-name="T10">&lt;=</text:span><text:span text:style-name="T11"> </text:span><text:span text:style-name="T19">0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A média salarial deve ser um valor positivo."</text:span><text:span text:style-name="T11">);</text:span></text:p>
      <text:p text:style-name="P6">            <text:span text:style-name="T11">}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a data que o funcionário iniciou nesse cargo"</text:span><text:span text:style-name="T11">);</text:span></text:p>
      <text:p text:style-name="P6">            <text:span text:style-name="T7">GregorianCalendar</text:span><text:span text:style-name="T11"> </text:span><text:span text:style-name="T13">dataInicio</text:span><text:span text:style-name="T11"> </text:span><text:span text:style-name="T10">=</text:span><text:span text:style-name="T11"> </text:span><text:span text:style-name="T12">dataValida</text:span><text:span text:style-name="T11">(</text:span><text:span text:style-name="T13">scann</text:span><text:span text:style-name="T11">);</text:span></text:p>
      <text:p text:style-name="P7"/>
      <text:p text:style-name="P6">            <text:span text:style-name="T7">Cargo</text:span><text:span text:style-name="T11"> </text:span><text:span text:style-name="T13">cargo</text:span><text:span text:style-name="T11"> </text:span><text:span text:style-name="T10">=</text:span><text:span text:style-name="T11"> </text:span><text:span text:style-name="T14">new</text:span><text:span text:style-name="T11"> </text:span><text:span text:style-name="T12">Cargo</text:span><text:span text:style-name="T11">(</text:span><text:span text:style-name="T13">nomeCargo</text:span><text:span text:style-name="T11">, </text:span><text:span text:style-name="T13">tipoCargo</text:span><text:span text:style-name="T11">, </text:span><text:span text:style-name="T13">expediente</text:span><text:span text:style-name="T11">, </text:span><text:span text:style-name="T13">salario</text:span><text:span text:style-name="T11">, </text:span><text:span text:style-name="T13">dataInicio</text:span><text:span text:style-name="T11">);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bairro do endereço do funcionário:"</text:span><text:span text:style-name="T11">);</text:span></text:p>
      <text:p text:style-name="P6">            <text:span text:style-name="T7">String</text:span><text:span text:style-name="T11"> </text:span><text:span text:style-name="T13">bairr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a rua do endereço do funcionário:"</text:span><text:span text:style-name="T11">);</text:span></text:p>
      <text:p text:style-name="P6">            <text:span text:style-name="T7">String</text:span><text:span text:style-name="T11"> </text:span><text:span text:style-name="T13">rua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número do endereço do funcionário:"</text:span><text:span text:style-name="T11">);</text:span></text:p>
      <text:p text:style-name="P6">            <text:span text:style-name="T7">int</text:span><text:span text:style-name="T11"> </text:span><text:span text:style-name="T13">numer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Int</text:span><text:span text:style-name="T11">();</text:span></text:p>
      <text:p text:style-name="P6">            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14">if</text:span><text:span text:style-name="T11"> (</text:span><text:span text:style-name="T13">numero</text:span><text:span text:style-name="T11"> </text:span><text:span text:style-name="T10">&lt;=</text:span><text:span text:style-name="T11"> </text:span><text:span text:style-name="T19">0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O número do endereço deve ser um valor positivo."</text:span><text:span text:style-name="T11">);</text:span></text:p>
      <text:p text:style-name="P6"><text:soft-page-break/>            <text:span text:style-name="T11">}</text:span></text:p>
      <text:p text:style-name="P7"/>
      <text:p text:style-name="P6">            <text:span text:style-name="T7">Endereco</text:span><text:span text:style-name="T11"> </text:span><text:span text:style-name="T13">endereco</text:span><text:span text:style-name="T11"> </text:span><text:span text:style-name="T10">=</text:span><text:span text:style-name="T11"> </text:span><text:span text:style-name="T14">new</text:span><text:span text:style-name="T11"> </text:span><text:span text:style-name="T12">Endereco</text:span><text:span text:style-name="T11">(</text:span><text:span text:style-name="T13">bairro</text:span><text:span text:style-name="T11">, </text:span><text:span text:style-name="T13">rua</text:span><text:span text:style-name="T11">, </text:span><text:span text:style-name="T13">numero</text:span><text:span text:style-name="T11">);</text:span></text:p>
      <text:p text:style-name="P7"/>
      <text:p text:style-name="P6">            <text:span text:style-name="T7">LocalDate</text:span><text:span text:style-name="T11"> </text:span><text:span text:style-name="T13">dtNascimento</text:span><text:span text:style-name="T11"> </text:span><text:span text:style-name="T10">=</text:span><text:span text:style-name="T11"> </text:span><text:span text:style-name="T7">LocalDate</text:span><text:span text:style-name="T11">.</text:span><text:span text:style-name="T12">of</text:span><text:span text:style-name="T11">(</text:span></text:p>
      <text:p text:style-name="P6">                    <text:span text:style-name="T13">dataNascimento</text:span><text:span text:style-name="T11">.</text:span><text:span text:style-name="T12">get</text:span><text:span text:style-name="T11">(</text:span><text:span text:style-name="T7">Calendar</text:span><text:span text:style-name="T11">.</text:span><text:span text:style-name="T15">YEAR</text:span><text:span text:style-name="T11">),</text:span></text:p>
      <text:p text:style-name="P6">                    <text:span text:style-name="T13">dataNascimento</text:span><text:span text:style-name="T11">.</text:span><text:span text:style-name="T12">get</text:span><text:span text:style-name="T11">(</text:span><text:span text:style-name="T7">Calendar</text:span><text:span text:style-name="T11">.</text:span><text:span text:style-name="T15">MONTH</text:span><text:span text:style-name="T11">) </text:span><text:span text:style-name="T10">+</text:span><text:span text:style-name="T11"> </text:span><text:span text:style-name="T19">1</text:span><text:span text:style-name="T11">,</text:span></text:p>
      <text:p text:style-name="P6">                    <text:span text:style-name="T13">dataNascimento</text:span><text:span text:style-name="T11">.</text:span><text:span text:style-name="T12">get</text:span><text:span text:style-name="T11">(</text:span><text:span text:style-name="T7">Calendar</text:span><text:span text:style-name="T11">.</text:span><text:span text:style-name="T15">DAY_OF_MONTH</text:span><text:span text:style-name="T11">));</text:span></text:p>
      <text:p text:style-name="P6">            <text:span text:style-name="T7">LocalDate</text:span><text:span text:style-name="T11"> </text:span><text:span text:style-name="T13">dtAtual</text:span><text:span text:style-name="T11"> </text:span><text:span text:style-name="T10">=</text:span><text:span text:style-name="T11"> </text:span><text:span text:style-name="T7">LocalDate</text:span><text:span text:style-name="T11">.</text:span><text:span text:style-name="T12">now</text:span><text:span text:style-name="T11">();</text:span></text:p>
      <text:p text:style-name="P6">            <text:span text:style-name="T7">Period</text:span><text:span text:style-name="T11"> </text:span><text:span text:style-name="T13">periodo</text:span><text:span text:style-name="T11"> </text:span><text:span text:style-name="T10">=</text:span><text:span text:style-name="T11"> </text:span><text:span text:style-name="T7">Period</text:span><text:span text:style-name="T11">.</text:span><text:span text:style-name="T12">between</text:span><text:span text:style-name="T11">(</text:span><text:span text:style-name="T13">dtNascimento</text:span><text:span text:style-name="T11">, </text:span><text:span text:style-name="T13">dtAtual</text:span><text:span text:style-name="T11">);</text:span></text:p>
      <text:p text:style-name="P6">            <text:span text:style-name="T7">int</text:span><text:span text:style-name="T11"> </text:span><text:span text:style-name="T13">idade</text:span><text:span text:style-name="T11"> </text:span><text:span text:style-name="T10">=</text:span><text:span text:style-name="T11"> </text:span><text:span text:style-name="T13">periodo</text:span><text:span text:style-name="T11">.</text:span><text:span text:style-name="T12">getYears</text:span><text:span text:style-name="T11">();</text:span></text:p>
      <text:p text:style-name="P7"/>
      <text:p text:style-name="P6">            <text:span text:style-name="T7">Funcionario</text:span><text:span text:style-name="T11"> </text:span><text:span text:style-name="T13">funcionario</text:span><text:span text:style-name="T11"> </text:span><text:span text:style-name="T10">=</text:span><text:span text:style-name="T11"> </text:span><text:span text:style-name="T14">new</text:span><text:span text:style-name="T11"> </text:span><text:span text:style-name="T12">Funcionario</text:span><text:span text:style-name="T11">(</text:span><text:span text:style-name="T13">nome</text:span><text:span text:style-name="T11">, </text:span><text:span text:style-name="T13">sexo</text:span><text:span text:style-name="T11">, </text:span><text:span text:style-name="T13">cpf</text:span><text:span text:style-name="T11">, </text:span><text:span text:style-name="T13">cargo</text:span><text:span text:style-name="T11">, </text:span><text:span text:style-name="T13">dataNascimento</text:span><text:span text:style-name="T11">, </text:span><text:span text:style-name="T13">endereco</text:span><text:span text:style-name="T11">, </text:span><text:span text:style-name="T13">idade</text:span><text:span text:style-name="T11">);</text:span></text:p>
      <text:p text:style-name="P6">            <text:span text:style-name="T13">fList</text:span><text:span text:style-name="T11">.</text:span><text:span text:style-name="T12">add</text:span><text:span text:style-name="T11">(</text:span><text:span text:style-name="T13">funcionario</text:span><text:span text:style-name="T11">);</text:span></text:p>
      <text:p text:style-name="P7"/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3">private</text:span><text:span text:style-name="T11"> </text:span><text:span text:style-name="T3">static</text:span><text:span text:style-name="T11"> </text:span><text:span text:style-name="T7">GregorianCalendar</text:span><text:span text:style-name="T11"> </text:span><text:span text:style-name="T12">dataValida</text:span><text:span text:style-name="T11">(</text:span><text:span text:style-name="T7">Scanner</text:span><text:span text:style-name="T11"> </text:span><text:span text:style-name="T13">scanner</text:span><text:span text:style-name="T11">) {</text:span></text:p>
      <text:p text:style-name="P6">        <text:span text:style-name="T7">GregorianCalendar</text:span><text:span text:style-name="T11"> </text:span><text:span text:style-name="T13">data</text:span><text:span text:style-name="T11"> </text:span><text:span text:style-name="T10">=</text:span><text:span text:style-name="T11"> </text:span><text:span text:style-name="T14">new</text:span><text:span text:style-name="T11"> </text:span><text:span text:style-name="T12">GregorianCalendar</text:span><text:span text:style-name="T11">();</text:span></text:p>
      <text:p text:style-name="P6">        <text:span text:style-name="T7">SimpleDateFormat</text:span><text:span text:style-name="T11"> </text:span><text:span text:style-name="T13">dateFormat</text:span><text:span text:style-name="T11"> </text:span><text:span text:style-name="T10">=</text:span><text:span text:style-name="T11"> </text:span><text:span text:style-name="T14">new</text:span><text:span text:style-name="T11"> </text:span><text:span text:style-name="T12">SimpleDateFormat</text:span><text:span text:style-name="T11">(</text:span><text:span text:style-name="T16">"dd/MM/yyyy"</text:span><text:span text:style-name="T11">);</text:span></text:p>
      <text:p text:style-name="P6">        <text:span text:style-name="T7">boolean</text:span><text:span text:style-name="T11"> </text:span><text:span text:style-name="T13">dataValida</text:span><text:span text:style-name="T11"> </text:span><text:span text:style-name="T10">=</text:span><text:span text:style-name="T11"> </text:span><text:span text:style-name="T3">false</text:span><text:span text:style-name="T11">;</text:span></text:p>
      <text:p text:style-name="P7"/>
      <text:p text:style-name="P6">        <text:span text:style-name="T14">while</text:span><text:span text:style-name="T11"> (</text:span><text:span text:style-name="T10">!</text:span><text:span text:style-name="T13">dataValida</text:span><text:span text:style-name="T11">) {</text:span></text:p>
      <text:p text:style-name="P6">            <text:span text:style-name="T14">try</text:span><text:span text:style-name="T11"> {</text:span></text:p>
      <text:p text:style-name="P6">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uma data válida (formato xx/xx/xxxx):"</text:span><text:span text:style-name="T11">);</text:span></text:p>
      <text:p text:style-name="P6">                <text:span text:style-name="T7">String</text:span><text:span text:style-name="T11"> </text:span><text:span text:style-name="T13">dataStr</text:span><text:span text:style-name="T11"> </text:span><text:span text:style-name="T10">=</text:span><text:span text:style-name="T11"> </text:span><text:span text:style-name="T13">scanner</text:span><text:span text:style-name="T11">.</text:span><text:span text:style-name="T12">nextLine</text:span><text:span text:style-name="T11">();</text:span></text:p>
      <text:p text:style-name="P6">                <text:span text:style-name="T13">data</text:span><text:span text:style-name="T11">.</text:span><text:span text:style-name="T12">setTime</text:span><text:span text:style-name="T11">(</text:span><text:span text:style-name="T13">dateFormat</text:span><text:span text:style-name="T11">.</text:span><text:span text:style-name="T12">parse</text:span><text:span text:style-name="T11">(</text:span><text:span text:style-name="T13">dataStr</text:span><text:span text:style-name="T11">));</text:span></text:p>
      <text:p text:style-name="P6">                <text:span text:style-name="T13">dataValida</text:span><text:span text:style-name="T11"> </text:span><text:span text:style-name="T10">=</text:span><text:span text:style-name="T11"> </text:span><text:span text:style-name="T3">true</text:span><text:span text:style-name="T11">;</text:span></text:p>
      <text:p text:style-name="P6">            <text:span text:style-name="T11">} </text:span><text:span text:style-name="T14">catch</text:span><text:span text:style-name="T11"> (</text:span><text:span text:style-name="T7">ParseException</text:span><text:span text:style-name="T11"> </text:span><text:span text:style-name="T13">e</text:span><text:span text:style-name="T11">) {</text:span></text:p>
      <text:p text:style-name="P6">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ata inválida. Tente novamente."</text:span><text:span text:style-name="T11">);</text:span></text:p>
      <text:p text:style-name="P6">            <text:span text:style-name="T11">}</text:span></text:p>
      <text:p text:style-name="P6">        <text:span text:style-name="T11">}</text:span></text:p>
      <text:p text:style-name="P6">        <text:span text:style-name="T14">return</text:span><text:span text:style-name="T11"> </text:span><text:span text:style-name="T13">data</text:span><text:span text:style-name="T11">;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void</text:span><text:span text:style-name="T11"> </text:span><text:span text:style-name="T12">inserirVarios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Quantos funcionário você deseja inserir? (Valor máximo: 100)"</text:span><text:span text:style-name="T11">);</text:span></text:p>
      <text:p text:style-name="P6">            <text:span text:style-name="T7">int</text:span><text:span text:style-name="T11"> </text:span><text:span text:style-name="T13">quant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Int</text:span><text:span text:style-name="T11">();</text:span></text:p>
      <text:p text:style-name="P6">            <text:span text:style-name="T13">scann</text:span><text:span text:style-name="T11">.</text:span><text:span text:style-name="T12">nextLine</text:span><text:span text:style-name="T11">();</text:span></text:p>
      <text:p text:style-name="P6"><text:soft-page-break/>            <text:span text:style-name="T14">if</text:span><text:span text:style-name="T11"> (</text:span><text:span text:style-name="T13">quant</text:span><text:span text:style-name="T11"> </text:span><text:span text:style-name="T10">&lt;=</text:span><text:span text:style-name="T11"> </text:span><text:span text:style-name="T19">0</text:span><text:span text:style-name="T11"> </text:span><text:span text:style-name="T10">||</text:span><text:span text:style-name="T11"> </text:span><text:span text:style-name="T13">quant</text:span><text:span text:style-name="T11"> </text:span><text:span text:style-name="T10">&gt;</text:span><text:span text:style-name="T11"> </text:span><text:span text:style-name="T19">100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Quantidade inválida"</text:span><text:span text:style-name="T11">);</text:span></text:p>
      <text:p text:style-name="P6">            <text:span text:style-name="T11">} </text:span><text:span text:style-name="T14">else</text:span><text:span text:style-name="T11"> {</text:span></text:p>
      <text:p text:style-name="P6">            <text:span text:style-name="T14">for</text:span><text:span text:style-name="T11"> (</text:span><text:span text:style-name="T7">int</text:span><text:span text:style-name="T11"> </text:span><text:span text:style-name="T13">i</text:span><text:span text:style-name="T11"> </text:span><text:span text:style-name="T10">=</text:span><text:span text:style-name="T11"> </text:span><text:span text:style-name="T19">0</text:span><text:span text:style-name="T11">; </text:span><text:span text:style-name="T13">i</text:span><text:span text:style-name="T11"> </text:span><text:span text:style-name="T10">&lt;</text:span><text:span text:style-name="T11"> </text:span><text:span text:style-name="T13">quant</text:span><text:span text:style-name="T11">; </text:span><text:span text:style-name="T13">i</text:span><text:span text:style-name="T10">++</text:span><text:span text:style-name="T11">) {</text:span></text:p>
      <text:p text:style-name="P6">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Inserindo funcionário "</text:span><text:span text:style-name="T11"> </text:span><text:span text:style-name="T10">+</text:span><text:span text:style-name="T11"> (</text:span><text:span text:style-name="T13">i</text:span><text:span text:style-name="T11"> </text:span><text:span text:style-name="T10">+</text:span><text:span text:style-name="T11"> </text:span><text:span text:style-name="T19">1</text:span><text:span text:style-name="T11">) </text:span><text:span text:style-name="T10">+</text:span><text:span text:style-name="T11"> </text:span><text:span text:style-name="T16">" de "</text:span><text:span text:style-name="T11"> </text:span><text:span text:style-name="T10">+</text:span><text:span text:style-name="T11"> </text:span><text:span text:style-name="T13">quant</text:span><text:span text:style-name="T11">);</text:span></text:p>
      <text:p text:style-name="P6">                <text:span text:style-name="T12">inserir</text:span><text:span text:style-name="T11">(</text:span><text:span text:style-name="T13">fList</text:span><text:span text:style-name="T11">);</text:span></text:p>
      <text:p text:style-name="P6">            <text:span text:style-name="T11">}</text:span></text:p>
      <text:p text:style-name="P6">        <text:span text:style-name="T11">}</text:span></text:p>
      <text:p text:style-name="P6">            <text:span text:style-name="T14">return</text:span><text:span text:style-name="T11">;</text:span></text:p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void</text:span><text:span text:style-name="T11"> </text:span><text:span text:style-name="T12">remover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14">if</text:span><text:span text:style-name="T11"> (</text:span><text:span text:style-name="T13">fList</text:span><text:span text:style-name="T11">.</text:span><text:span text:style-name="T12">isEmpty</text:span><text:span text:style-name="T11">()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Não há funcionários cadastrados."</text:span><text:span text:style-name="T11">);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Informe o CPF do funcionário a ser removido."</text:span><text:span text:style-name="T11">);</text:span></text:p>
      <text:p text:style-name="P6">            <text:span text:style-name="T7">String</text:span><text:span text:style-name="T11"> </text:span><text:span text:style-name="T13">cpf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14">if</text:span><text:span text:style-name="T11"> (</text:span><text:span text:style-name="T13">cpf</text:span><text:span text:style-name="T11">.</text:span><text:span text:style-name="T12">length</text:span><text:span text:style-name="T11">() </text:span><text:span text:style-name="T10">!=</text:span><text:span text:style-name="T11"> </text:span><text:span text:style-name="T19">14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CPF deve obedecer o formato válido."</text:span><text:span text:style-name="T11">);</text:span></text:p>
      <text:p text:style-name="P6">            <text:span text:style-name="T11">}</text:span></text:p>
      <text:p text:style-name="P6">            <text:span text:style-name="T7">Iterator</text:span><text:span text:style-name="T11">&lt;</text:span><text:span text:style-name="T7">Funcionario</text:span><text:span text:style-name="T11">&gt; </text:span><text:span text:style-name="T13">iterator</text:span><text:span text:style-name="T11"> </text:span><text:span text:style-name="T10">=</text:span><text:span text:style-name="T11"> </text:span><text:span text:style-name="T13">fList</text:span><text:span text:style-name="T11">.</text:span><text:span text:style-name="T12">iterator</text:span><text:span text:style-name="T11">();</text:span></text:p>
      <text:p text:style-name="P6">            <text:span text:style-name="T14">while</text:span><text:span text:style-name="T11"> (</text:span><text:span text:style-name="T13">iterator</text:span><text:span text:style-name="T11">.</text:span><text:span text:style-name="T12">hasNext</text:span><text:span text:style-name="T11">()) {</text:span></text:p>
      <text:p text:style-name="P6">                <text:span text:style-name="T7">Funcionario</text:span><text:span text:style-name="T11"> </text:span><text:span text:style-name="T13">funcionario</text:span><text:span text:style-name="T11"> </text:span><text:span text:style-name="T10">=</text:span><text:span text:style-name="T11"> </text:span><text:span text:style-name="T13">iterator</text:span><text:span text:style-name="T11">.</text:span><text:span text:style-name="T12">next</text:span><text:span text:style-name="T11">();</text:span></text:p>
      <text:p text:style-name="P6">                <text:span text:style-name="T14">if</text:span><text:span text:style-name="T11"> (</text:span><text:span text:style-name="T13">funcionario</text:span><text:span text:style-name="T11">.</text:span><text:span text:style-name="T12">getCpf</text:span><text:span text:style-name="T11">().</text:span><text:span text:style-name="T12">equals</text:span><text:span text:style-name="T11">(</text:span><text:span text:style-name="T13">cpf</text:span><text:span text:style-name="T11">)) {</text:span></text:p>
      <text:p text:style-name="P6">                    <text:span text:style-name="T13">iterator</text:span><text:span text:style-name="T11">.</text:span><text:span text:style-name="T12">remove</text:span><text:span text:style-name="T11">();</text:span></text:p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Funcionário com CPF "</text:span><text:span text:style-name="T11"> </text:span><text:span text:style-name="T10">+</text:span><text:span text:style-name="T11"> </text:span><text:span text:style-name="T13">cpf</text:span><text:span text:style-name="T11"> </text:span><text:span text:style-name="T10">+</text:span><text:span text:style-name="T11"> </text:span><text:span text:style-name="T16">" removido."</text:span><text:span text:style-name="T11">);</text:span></text:p>
      <text:p text:style-name="P6">                    <text:span text:style-name="T14">return</text:span><text:span text:style-name="T11">;</text:span></text:p>
      <text:p text:style-name="P6">                <text:span text:style-name="T11">}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Funcionário com CPF "</text:span><text:span text:style-name="T11"> </text:span><text:span text:style-name="T10">+</text:span><text:span text:style-name="T11"> </text:span><text:span text:style-name="T13">cpf</text:span><text:span text:style-name="T11"> </text:span><text:span text:style-name="T10">+</text:span><text:span text:style-name="T11"> </text:span><text:span text:style-name="T16">" não encontrado."</text:span><text:span text:style-name="T11">);</text:span></text:p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<text:soft-page-break/>    <text:span text:style-name="T3">public</text:span><text:span text:style-name="T11"> </text:span><text:span text:style-name="T7">void</text:span><text:span text:style-name="T11"> </text:span><text:span text:style-name="T12">removerTodos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3">fList</text:span><text:span text:style-name="T11">.</text:span><text:span text:style-name="T12">clear</text:span><text:span text:style-name="T11">();</text:span></text:p>
      <text:p text:style-name="P6">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Todos funcionários foram removidos"</text:span><text:span text:style-name="T11">);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7">void</text:span><text:span text:style-name="T11"> </text:span><text:span text:style-name="T12">atualiza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14">if</text:span><text:span text:style-name="T11"> (</text:span><text:span text:style-name="T13">fList</text:span><text:span text:style-name="T11">.</text:span><text:span text:style-name="T12">isEmpty</text:span><text:span text:style-name="T11">()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Não há funcionários cadastrados."</text:span><text:span text:style-name="T11">);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Informe o CPF do funcionário."</text:span><text:span text:style-name="T11">);</text:span></text:p>
      <text:p text:style-name="P6">            <text:span text:style-name="T7">String</text:span><text:span text:style-name="T11"> </text:span><text:span text:style-name="T13">cpf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14">if</text:span><text:span text:style-name="T11"> (</text:span><text:span text:style-name="T13">cpf</text:span><text:span text:style-name="T11">.</text:span><text:span text:style-name="T12">length</text:span><text:span text:style-name="T11">() </text:span><text:span text:style-name="T10">!=</text:span><text:span text:style-name="T11"> </text:span><text:span text:style-name="T19">14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CPF deve obedecer o formato válido."</text:span><text:span text:style-name="T11">);</text:span></text:p>
      <text:p text:style-name="P6">            <text:span text:style-name="T11">}</text:span></text:p>
      <text:p text:style-name="P6">            <text:span text:style-name="T14">for</text:span><text:span text:style-name="T11"> (</text:span><text:span text:style-name="T7">Funcionario</text:span><text:span text:style-name="T11"> </text:span><text:span text:style-name="T13">funcionario</text:span><text:span text:style-name="T11"> </text:span><text:span text:style-name="T14">:</text:span><text:span text:style-name="T11"> </text:span><text:span text:style-name="T13">fList</text:span><text:span text:style-name="T11">) {</text:span></text:p>
      <text:p text:style-name="P6">                <text:span text:style-name="T14">if</text:span><text:span text:style-name="T11"> (</text:span><text:span text:style-name="T13">funcionario</text:span><text:span text:style-name="T11">.</text:span><text:span text:style-name="T12">getCpf</text:span><text:span text:style-name="T11">().</text:span><text:span text:style-name="T12">equals</text:span><text:span text:style-name="T11">(</text:span><text:span text:style-name="T13">cpf</text:span><text:span text:style-name="T11">)) {</text:span></text:p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novo nome do funcionário:"</text:span><text:span text:style-name="T11">);</text:span></text:p>
      <text:p text:style-name="P6">                    <text:span text:style-name="T7">String</text:span><text:span text:style-name="T11"> </text:span><text:span text:style-name="T13">novoNome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novo cargo do funcionário:"</text:span><text:span text:style-name="T11">);</text:span></text:p>
      <text:p text:style-name="P6">                    <text:span text:style-name="T7">String</text:span><text:span text:style-name="T11"> </text:span><text:span text:style-name="T13">novoNomeCarg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tipo do novo cargo:"</text:span><text:span text:style-name="T11">);</text:span></text:p>
      <text:p text:style-name="P6">                    <text:span text:style-name="T7">String</text:span><text:span text:style-name="T11"> </text:span><text:span text:style-name="T13">novoTipoCarg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dite o expediente do novo cargo:"</text:span><text:span text:style-name="T11">);</text:span></text:p>
      <text:p text:style-name="P6">                    <text:span text:style-name="T7">String</text:span><text:span text:style-name="T11"> </text:span><text:span text:style-name="T13">novoExpedienteCarg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a media salarial do novo cargo:"</text:span><text:span text:style-name="T11">);</text:span></text:p>
      <text:p text:style-name="P6">                    <text:span text:style-name="T7">int</text:span><text:span text:style-name="T11"> </text:span><text:span text:style-name="T13">novaMediaSalarialCarg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Int</text:span><text:span text:style-name="T11">();</text:span></text:p>
      <text:p text:style-name="P6">                    <text:span text:style-name="T13">scann</text:span><text:span text:style-name="T11">.</text:span><text:span text:style-name="T12">nextLine</text:span><text:span text:style-name="T11">();</text:span></text:p>
      <text:p text:style-name="P6">                    <text:span text:style-name="T14">if</text:span><text:span text:style-name="T11"> (</text:span><text:span text:style-name="T13">novaMediaSalarialCargo</text:span><text:span text:style-name="T11"> </text:span><text:span text:style-name="T10">&lt;=</text:span><text:span text:style-name="T11"> </text:span><text:span text:style-name="T19">0</text:span><text:span text:style-name="T11">) {</text:span></text:p>
      <text:p text:style-name="P6">        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A média salarial deve ser um valor positivo."</text:span><text:span text:style-name="T11">);</text:span></text:p>
      <text:p text:style-name="P6">                    <text:span text:style-name="T11">}</text:span></text:p>
      <text:p text:style-name="P7"/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a data de início do novo cargo:"</text:span><text:span text:style-name="T11">);</text:span></text:p>
      <text:p text:style-name="P6">                    <text:span text:style-name="T7">GregorianCalendar</text:span><text:span text:style-name="T11"> </text:span><text:span text:style-name="T13">novaDataInicioCargo</text:span><text:span text:style-name="T11"> </text:span><text:span text:style-name="T10">=</text:span><text:span text:style-name="T11"> </text:span><text:span text:style-name="T12">dataValida</text:span><text:span text:style-name="T11">(</text:span><text:span text:style-name="T13">scann</text:span><text:span text:style-name="T11">);</text:span></text:p>
      <text:p text:style-name="P7"/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novo bairro do endereço do funcionário:"</text:span><text:span text:style-name="T11">);</text:span></text:p>
      <text:p text:style-name="P6">                    <text:span text:style-name="T7">String</text:span><text:span text:style-name="T11"> </text:span><text:span text:style-name="T13">novoBairr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a nova rua do endereço do funcionário:"</text:span><text:span text:style-name="T11">);</text:span></text:p>
      <text:p text:style-name="P6">                    <text:span text:style-name="T7">String</text:span><text:span text:style-name="T11"> </text:span><text:span text:style-name="T13">novaRua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7"/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Digite o novo número do endereço do funcionário:"</text:span><text:span text:style-name="T11">);</text:span></text:p>
      <text:p text:style-name="P6">                    <text:span text:style-name="T7">int</text:span><text:span text:style-name="T11"> </text:span><text:span text:style-name="T13">novoNumero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Int</text:span><text:span text:style-name="T11">();</text:span></text:p>
      <text:p text:style-name="P6">                    <text:span text:style-name="T13">scann</text:span><text:span text:style-name="T11">.</text:span><text:span text:style-name="T12">nextLine</text:span><text:span text:style-name="T11">();</text:span></text:p>
      <text:p text:style-name="P6">                    <text:span text:style-name="T14">if</text:span><text:span text:style-name="T11"> (</text:span><text:span text:style-name="T13">novoNumero</text:span><text:span text:style-name="T11"> </text:span><text:span text:style-name="T10">&lt;=</text:span><text:span text:style-name="T11"> </text:span><text:span text:style-name="T19">0</text:span><text:span text:style-name="T11">) {</text:span></text:p>
      <text:p text:style-name="P6"><text:soft-page-break/>        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O número do endereço deve ser um valor positivo."</text:span><text:span text:style-name="T11">);</text:span></text:p>
      <text:p text:style-name="P6">                    <text:span text:style-name="T11">}</text:span></text:p>
      <text:p text:style-name="P7"/>
      <text:p text:style-name="P6">                    <text:span text:style-name="T13">funcionario</text:span><text:span text:style-name="T11">.</text:span><text:span text:style-name="T12">setNome</text:span><text:span text:style-name="T11">(</text:span><text:span text:style-name="T13">novoNome</text:span><text:span text:style-name="T11">);</text:span></text:p>
      <text:p text:style-name="P6">                    <text:span text:style-name="T13">funcionario</text:span><text:span text:style-name="T11">.</text:span><text:span text:style-name="T12">getCargo</text:span><text:span text:style-name="T11">().</text:span><text:span text:style-name="T12">setNome</text:span><text:span text:style-name="T11">(</text:span><text:span text:style-name="T13">novoNomeCargo</text:span><text:span text:style-name="T11">);</text:span></text:p>
      <text:p text:style-name="P6">                    <text:span text:style-name="T13">funcionario</text:span><text:span text:style-name="T11">.</text:span><text:span text:style-name="T12">getCargo</text:span><text:span text:style-name="T11">().</text:span><text:span text:style-name="T12">setTipo</text:span><text:span text:style-name="T11">(</text:span><text:span text:style-name="T13">novoTipoCargo</text:span><text:span text:style-name="T11">);</text:span></text:p>
      <text:p text:style-name="P6">                    <text:span text:style-name="T13">funcionario</text:span><text:span text:style-name="T11">.</text:span><text:span text:style-name="T12">getCargo</text:span><text:span text:style-name="T11">().</text:span><text:span text:style-name="T12">setExpediente</text:span><text:span text:style-name="T11">(</text:span><text:span text:style-name="T13">novoExpedienteCargo</text:span><text:span text:style-name="T11">);</text:span></text:p>
      <text:p text:style-name="P6">                    <text:span text:style-name="T13">funcionario</text:span><text:span text:style-name="T11">.</text:span><text:span text:style-name="T12">getCargo</text:span><text:span text:style-name="T11">().</text:span><text:span text:style-name="T12">setSalario</text:span><text:span text:style-name="T11">(</text:span><text:span text:style-name="T13">novaMediaSalarialCargo</text:span><text:span text:style-name="T11">);</text:span></text:p>
      <text:p text:style-name="P6">                    <text:span text:style-name="T13">funcionario</text:span><text:span text:style-name="T11">.</text:span><text:span text:style-name="T12">getCargo</text:span><text:span text:style-name="T11">().</text:span><text:span text:style-name="T12">setDataInicio</text:span><text:span text:style-name="T11">(</text:span><text:span text:style-name="T13">novaDataInicioCargo</text:span><text:span text:style-name="T11">);</text:span></text:p>
      <text:p text:style-name="P6">                    <text:span text:style-name="T13">funcionario</text:span><text:span text:style-name="T11">.</text:span><text:span text:style-name="T12">getEndereco</text:span><text:span text:style-name="T11">().</text:span><text:span text:style-name="T12">setBairro</text:span><text:span text:style-name="T11">(</text:span><text:span text:style-name="T13">novoBairro</text:span><text:span text:style-name="T11">);</text:span></text:p>
      <text:p text:style-name="P6">                    <text:span text:style-name="T13">funcionario</text:span><text:span text:style-name="T11">.</text:span><text:span text:style-name="T12">getEndereco</text:span><text:span text:style-name="T11">().</text:span><text:span text:style-name="T12">setRua</text:span><text:span text:style-name="T11">(</text:span><text:span text:style-name="T13">novaRua</text:span><text:span text:style-name="T11">);</text:span></text:p>
      <text:p text:style-name="P6">                    <text:span text:style-name="T13">funcionario</text:span><text:span text:style-name="T11">.</text:span><text:span text:style-name="T12">getEndereco</text:span><text:span text:style-name="T11">().</text:span><text:span text:style-name="T12">setNumero</text:span><text:span text:style-name="T11">(</text:span><text:span text:style-name="T13">novoNumero</text:span><text:span text:style-name="T11">);</text:span></text:p>
      <text:p text:style-name="P6">                    <text:span text:style-name="T14">return</text:span><text:span text:style-name="T11">;</text:span></text:p>
      <text:p text:style-name="P6">                <text:span text:style-name="T11">}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Funcionário com CPF: "</text:span><text:span text:style-name="T11"> </text:span><text:span text:style-name="T10">+</text:span><text:span text:style-name="T11"> </text:span><text:span text:style-name="T13">cpf</text:span><text:span text:style-name="T11"> </text:span><text:span text:style-name="T10">+</text:span><text:span text:style-name="T11"> </text:span><text:span text:style-name="T16">" não encontrado na lista."</text:span><text:span text:style-name="T11">);</text:span></text:p>
      <text:p text:style-name="P7"/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3">static</text:span><text:span text:style-name="T11"> </text:span><text:span text:style-name="T7">void</text:span><text:span text:style-name="T11"> </text:span><text:span text:style-name="T12">buscaCPF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Informe o CPF do funcionário."</text:span><text:span text:style-name="T11">);</text:span></text:p>
      <text:p text:style-name="P6">            <text:span text:style-name="T7">String</text:span><text:span text:style-name="T11"> </text:span><text:span text:style-name="T13">cpf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14">if</text:span><text:span text:style-name="T11"> (</text:span><text:span text:style-name="T13">cpf</text:span><text:span text:style-name="T11">.</text:span><text:span text:style-name="T12">length</text:span><text:span text:style-name="T11">() </text:span><text:span text:style-name="T10">!=</text:span><text:span text:style-name="T11"> </text:span><text:span text:style-name="T19">14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CPF deve obedecer o formato válido."</text:span><text:span text:style-name="T11">);</text:span></text:p>
      <text:p text:style-name="P6">            <text:span text:style-name="T11">}</text:span></text:p>
      <text:p text:style-name="P6">            <text:span text:style-name="T7">Iterator</text:span><text:span text:style-name="T11">&lt;</text:span><text:span text:style-name="T7">Funcionario</text:span><text:span text:style-name="T11">&gt; </text:span><text:span text:style-name="T13">iterator</text:span><text:span text:style-name="T11"> </text:span><text:span text:style-name="T10">=</text:span><text:span text:style-name="T11"> </text:span><text:span text:style-name="T13">fList</text:span><text:span text:style-name="T11">.</text:span><text:span text:style-name="T12">iterator</text:span><text:span text:style-name="T11">();</text:span></text:p>
      <text:p text:style-name="P6">            <text:span text:style-name="T14">while</text:span><text:span text:style-name="T11"> (</text:span><text:span text:style-name="T13">iterator</text:span><text:span text:style-name="T11">.</text:span><text:span text:style-name="T12">hasNext</text:span><text:span text:style-name="T11">()) {</text:span></text:p>
      <text:p text:style-name="P6">                <text:span text:style-name="T7">Funcionario</text:span><text:span text:style-name="T11"> </text:span><text:span text:style-name="T13">funcionario</text:span><text:span text:style-name="T11"> </text:span><text:span text:style-name="T10">=</text:span><text:span text:style-name="T11"> </text:span><text:span text:style-name="T13">iterator</text:span><text:span text:style-name="T11">.</text:span><text:span text:style-name="T12">next</text:span><text:span text:style-name="T11">();</text:span></text:p>
      <text:p text:style-name="P6">                <text:span text:style-name="T14">if</text:span><text:span text:style-name="T11"> (</text:span><text:span text:style-name="T13">funcionario</text:span><text:span text:style-name="T11">.</text:span><text:span text:style-name="T12">getCpf</text:span><text:span text:style-name="T11">().</text:span><text:span text:style-name="T12">equals</text:span><text:span text:style-name="T11">(</text:span><text:span text:style-name="T13">cpf</text:span><text:span text:style-name="T11">)) {</text:span></text:p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Funcionário encontrado:</text:span><text:span text:style-name="T17">\n</text:span><text:span text:style-name="T16">"</text:span><text:span text:style-name="T11"> </text:span><text:span text:style-name="T10">+</text:span><text:span text:style-name="T11"> </text:span><text:span text:style-name="T13">funcionario</text:span><text:span text:style-name="T11">.</text:span><text:span text:style-name="T12">toString</text:span><text:span text:style-name="T11">());</text:span></text:p>
      <text:p text:style-name="P6">                    <text:span text:style-name="T14">return</text:span><text:span text:style-name="T11">;</text:span></text:p>
      <text:p text:style-name="P6">                <text:span text:style-name="T11">}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Funcionário com CPF "</text:span><text:span text:style-name="T11"> </text:span><text:span text:style-name="T10">+</text:span><text:span text:style-name="T11"> </text:span><text:span text:style-name="T13">cpf</text:span><text:span text:style-name="T11"> </text:span><text:span text:style-name="T10">+</text:span><text:span text:style-name="T11"> </text:span><text:span text:style-name="T16">" não encontrado."</text:span><text:span text:style-name="T11">);</text:span></text:p>
      <text:p text:style-name="P7"/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<text:soft-page-break/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3">static</text:span><text:span text:style-name="T11"> </text:span><text:span text:style-name="T7">void</text:span><text:span text:style-name="T11"> </text:span><text:span text:style-name="T12">buscaNome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Informe o nome do funcionário."</text:span><text:span text:style-name="T11">);</text:span></text:p>
      <text:p text:style-name="P6">            <text:span text:style-name="T7">String</text:span><text:span text:style-name="T11"> </text:span><text:span text:style-name="T13">nome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7">Iterator</text:span><text:span text:style-name="T11">&lt;</text:span><text:span text:style-name="T7">Funcionario</text:span><text:span text:style-name="T11">&gt; </text:span><text:span text:style-name="T13">iterator</text:span><text:span text:style-name="T11"> </text:span><text:span text:style-name="T10">=</text:span><text:span text:style-name="T11"> </text:span><text:span text:style-name="T13">fList</text:span><text:span text:style-name="T11">.</text:span><text:span text:style-name="T12">iterator</text:span><text:span text:style-name="T11">();</text:span></text:p>
      <text:p text:style-name="P6">            <text:span text:style-name="T14">while</text:span><text:span text:style-name="T11"> (</text:span><text:span text:style-name="T13">iterator</text:span><text:span text:style-name="T11">.</text:span><text:span text:style-name="T12">hasNext</text:span><text:span text:style-name="T11">()) {</text:span></text:p>
      <text:p text:style-name="P6">                <text:span text:style-name="T7">Funcionario</text:span><text:span text:style-name="T11"> </text:span><text:span text:style-name="T13">funcionario</text:span><text:span text:style-name="T11"> </text:span><text:span text:style-name="T10">=</text:span><text:span text:style-name="T11"> </text:span><text:span text:style-name="T13">iterator</text:span><text:span text:style-name="T11">.</text:span><text:span text:style-name="T12">next</text:span><text:span text:style-name="T11">();</text:span></text:p>
      <text:p text:style-name="P6">                <text:span text:style-name="T14">if</text:span><text:span text:style-name="T11"> (</text:span><text:span text:style-name="T13">funcionario</text:span><text:span text:style-name="T11">.</text:span><text:span text:style-name="T12">getNome</text:span><text:span text:style-name="T11">().</text:span><text:span text:style-name="T12">equals</text:span><text:span text:style-name="T11">(</text:span><text:span text:style-name="T13">nome</text:span><text:span text:style-name="T11">)) {</text:span></text:p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Funcionário encontrado:</text:span><text:span text:style-name="T17">\n</text:span><text:span text:style-name="T16">"</text:span><text:span text:style-name="T11"> </text:span><text:span text:style-name="T10">+</text:span><text:span text:style-name="T11"> </text:span><text:span text:style-name="T13">funcionario</text:span><text:span text:style-name="T11">.</text:span><text:span text:style-name="T12">toString</text:span><text:span text:style-name="T11">());</text:span></text:p>
      <text:p text:style-name="P6">                    <text:span text:style-name="T14">return</text:span><text:span text:style-name="T11">;</text:span></text:p>
      <text:p text:style-name="P6">                <text:span text:style-name="T11">}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Funcionário com nome: "</text:span><text:span text:style-name="T11"> </text:span><text:span text:style-name="T10">+</text:span><text:span text:style-name="T11"> </text:span><text:span text:style-name="T13">nome</text:span><text:span text:style-name="T11"> </text:span><text:span text:style-name="T10">+</text:span><text:span text:style-name="T11"> </text:span><text:span text:style-name="T16">" não encontrado."</text:span><text:span text:style-name="T11">);</text:span></text:p>
      <text:p text:style-name="P6">            <text:span text:style-name="T14">return</text:span><text:span text:style-name="T11">;</text:span></text:p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void</text:span><text:span text:style-name="T11"> </text:span><text:span text:style-name="T12">busca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14">if</text:span><text:span text:style-name="T11"> (</text:span><text:span text:style-name="T13">fList</text:span><text:span text:style-name="T11">.</text:span><text:span text:style-name="T12">isEmpty</text:span><text:span text:style-name="T11">()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Não há funcionários cadastrados."</text:span><text:span text:style-name="T11">);</text:span></text:p>
      <text:p text:style-name="P6">            <text:span text:style-name="T11">}</text:span></text:p>
      <text:p text:style-name="P6">            <text:span text:style-name="T7">boolean</text:span><text:span text:style-name="T11"> </text:span><text:span text:style-name="T13">controle</text:span><text:span text:style-name="T11"> </text:span><text:span text:style-name="T10">=</text:span><text:span text:style-name="T11"> </text:span><text:span text:style-name="T3">false</text:span><text:span text:style-name="T11">;</text:span></text:p>
      <text:p text:style-name="P6">            <text:span text:style-name="T14">while</text:span><text:span text:style-name="T11"> (</text:span><text:span text:style-name="T10">!</text:span><text:span text:style-name="T13">controle</text:span><text:span text:style-name="T11">) {</text:span></text:p>
      <text:p text:style-name="P6">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scolha a opção desejada de acordo com o numero indicado."</text:span><text:span text:style-name="T11">);</text:span></text:p>
      <text:p text:style-name="P6">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1-Buscar por CPF</text:span><text:span text:style-name="T17">\n</text:span><text:span text:style-name="T16">"</text:span><text:span text:style-name="T11"> </text:span><text:span text:style-name="T10">+</text:span><text:span text:style-name="T11"> </text:span><text:span text:style-name="T18">//</text:span></text:p>
      <text:p text:style-name="P6">                        <text:span text:style-name="T16">"2-Buscar por nome</text:span><text:span text:style-name="T17">\n</text:span><text:span text:style-name="T16">"</text:span><text:span text:style-name="T11"> </text:span><text:span text:style-name="T10">+</text:span><text:span text:style-name="T11"> </text:span><text:span text:style-name="T18">//</text:span></text:p>
      <text:p text:style-name="P6">                        <text:span text:style-name="T16">"3-Voltar ao menu anterior"</text:span><text:span text:style-name="T11">);</text:span></text:p>
      <text:p text:style-name="P6">                <text:span text:style-name="T7">int</text:span><text:span text:style-name="T11"> </text:span><text:span text:style-name="T13">escolha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Int</text:span><text:span text:style-name="T11">();</text:span></text:p>
      <text:p text:style-name="P6">                <text:span text:style-name="T13">scann</text:span><text:span text:style-name="T11">.</text:span><text:span text:style-name="T12">nextLine</text:span><text:span text:style-name="T11">();</text:span></text:p>
      <text:p text:style-name="P6">                <text:span text:style-name="T14">switch</text:span><text:span text:style-name="T11"> (</text:span><text:span text:style-name="T13">escolha</text:span><text:span text:style-name="T11">) {</text:span></text:p>
      <text:p text:style-name="P6">                    <text:span text:style-name="T14">case</text:span><text:span text:style-name="T11"> </text:span><text:span text:style-name="T19">1</text:span><text:span text:style-name="T14">:</text:span></text:p>
      <text:p text:style-name="P6">                        <text:span text:style-name="T12">limpar</text:span><text:span text:style-name="T11">();</text:span></text:p>
      <text:p text:style-name="P6">                        <text:span text:style-name="T12">buscaCPF</text:span><text:span text:style-name="T11">(</text:span><text:span text:style-name="T13">fList</text:span><text:span text:style-name="T11">);</text:span></text:p>
      <text:p text:style-name="P6">                        <text:span text:style-name="T14">break</text:span><text:span text:style-name="T11">;</text:span></text:p>
      <text:p text:style-name="P6">                    <text:span text:style-name="T14">case</text:span><text:span text:style-name="T11"> </text:span><text:span text:style-name="T19">2</text:span><text:span text:style-name="T14">:</text:span></text:p>
      <text:p text:style-name="P6">                        <text:span text:style-name="T12">limpar</text:span><text:span text:style-name="T11">();</text:span></text:p>
      <text:p text:style-name="P6"><text:soft-page-break/>                        <text:span text:style-name="T12">buscaNome</text:span><text:span text:style-name="T11">(</text:span><text:span text:style-name="T13">fList</text:span><text:span text:style-name="T11">);</text:span></text:p>
      <text:p text:style-name="P6">                        <text:span text:style-name="T14">break</text:span><text:span text:style-name="T11">;</text:span></text:p>
      <text:p text:style-name="P6">                    <text:span text:style-name="T14">case</text:span><text:span text:style-name="T11"> </text:span><text:span text:style-name="T19">3</text:span><text:span text:style-name="T14">:</text:span></text:p>
      <text:p text:style-name="P6">                        <text:span text:style-name="T13">controle</text:span><text:span text:style-name="T11"> </text:span><text:span text:style-name="T10">=</text:span><text:span text:style-name="T11"> </text:span><text:span text:style-name="T3">true</text:span><text:span text:style-name="T11">;</text:span></text:p>
      <text:p text:style-name="P6">                        <text:span text:style-name="T12">limpar</text:span><text:span text:style-name="T11">();</text:span></text:p>
      <text:p text:style-name="P6">                        <text:span text:style-name="T14">break</text:span><text:span text:style-name="T11">;</text:span></text:p>
      <text:p text:style-name="P6">                    <text:span text:style-name="T14">default:</text:span></text:p>
      <text:p text:style-name="P6">    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Opção inválida"</text:span><text:span text:style-name="T11">);</text:span></text:p>
      <text:p text:style-name="P6">                <text:span text:style-name="T11">}</text:span></text:p>
      <text:p text:style-name="P6">            <text:span text:style-name="T11">}</text:span></text:p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void</text:span><text:span text:style-name="T11"> </text:span><text:span text:style-name="T12">buscaPorSalario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14">if</text:span><text:span text:style-name="T11"> (</text:span><text:span text:style-name="T13">fList</text:span><text:span text:style-name="T11">.</text:span><text:span text:style-name="T12">isEmpty</text:span><text:span text:style-name="T11">()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Não há funcionários cadastrados."</text:span><text:span text:style-name="T11">);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Informe o paramêtro salarial inicial"</text:span><text:span text:style-name="T11">);</text:span></text:p>
      <text:p text:style-name="P6">            <text:span text:style-name="T7">double</text:span><text:span text:style-name="T11"> </text:span><text:span text:style-name="T13">min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Double</text:span><text:span text:style-name="T11">();</text:span></text:p>
      <text:p text:style-name="P6">            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14">if</text:span><text:span text:style-name="T11"> (</text:span><text:span text:style-name="T13">min</text:span><text:span text:style-name="T11"> </text:span><text:span text:style-name="T10">&lt;</text:span><text:span text:style-name="T11"> </text:span><text:span text:style-name="T19">0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O parâmetro inicial não pode ser negativo."</text:span><text:span text:style-name="T11">);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Informe o parâmetro salarial final"</text:span><text:span text:style-name="T11">);</text:span></text:p>
      <text:p text:style-name="P6">            <text:span text:style-name="T7">double</text:span><text:span text:style-name="T11"> </text:span><text:span text:style-name="T13">max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Double</text:span><text:span text:style-name="T11">();</text:span></text:p>
      <text:p text:style-name="P6">            <text:span text:style-name="T13">scann</text:span><text:span text:style-name="T11">.</text:span><text:span text:style-name="T12">nextLine</text:span><text:span text:style-name="T11">();</text:span></text:p>
      <text:p text:style-name="P6">            <text:span text:style-name="T14">if</text:span><text:span text:style-name="T11"> (</text:span><text:span text:style-name="T13">max</text:span><text:span text:style-name="T11"> </text:span><text:span text:style-name="T10">&lt;=</text:span><text:span text:style-name="T11"> </text:span><text:span text:style-name="T13">min</text:span><text:span text:style-name="T11">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O parâmetro final deve ser maior que o inicial."</text:span><text:span text:style-name="T11">);</text:span></text:p>
      <text:p text:style-name="P6">            <text:span text:style-name="T11">}</text:span></text:p>
      <text:p text:style-name="P6">            <text:span text:style-name="T14">for</text:span><text:span text:style-name="T11"> (</text:span><text:span text:style-name="T7">Funcionario</text:span><text:span text:style-name="T11"> </text:span><text:span text:style-name="T13">funcionario</text:span><text:span text:style-name="T11"> </text:span><text:span text:style-name="T14">:</text:span><text:span text:style-name="T11"> </text:span><text:span text:style-name="T13">fList</text:span><text:span text:style-name="T11">) {</text:span></text:p>
      <text:p text:style-name="P6">                <text:span text:style-name="T14">if</text:span><text:span text:style-name="T11"> (</text:span><text:span text:style-name="T13">funcionario</text:span><text:span text:style-name="T11">.</text:span><text:span text:style-name="T12">getCargo</text:span><text:span text:style-name="T11">().</text:span><text:span text:style-name="T12">getSalario</text:span><text:span text:style-name="T11">() </text:span><text:span text:style-name="T10">&gt;=</text:span><text:span text:style-name="T11"> </text:span><text:span text:style-name="T13">min</text:span><text:span text:style-name="T11"> </text:span><text:span text:style-name="T10">&amp;&amp;</text:span><text:span text:style-name="T11"> </text:span><text:span text:style-name="T13">funcionario</text:span><text:span text:style-name="T11">.</text:span><text:span text:style-name="T12">getCargo</text:span><text:span text:style-name="T11">().</text:span><text:span text:style-name="T12">getSalario</text:span><text:span text:style-name="T11">() </text:span><text:span text:style-name="T10">&lt;=</text:span><text:span text:style-name="T11"> </text:span><text:span text:style-name="T13">max</text:span><text:span text:style-name="T11">) {</text:span></text:p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3">funcionario</text:span><text:span text:style-name="T11">.</text:span><text:span text:style-name="T12">toString</text:span><text:span text:style-name="T11">()</text:span><text:span text:style-name="T10">+</text:span><text:span text:style-name="T11"> </text:span><text:span text:style-name="T16">"</text:span><text:span text:style-name="T17">\n</text:span><text:span text:style-name="T16">"</text:span><text:span text:style-name="T11">);</text:span></text:p>
      <text:p text:style-name="P6">                <text:span text:style-name="T11">}</text:span></text:p>
      <text:p text:style-name="P6">            <text:span text:style-name="T11">}</text:span></text:p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<text:soft-page-break/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3">static</text:span><text:span text:style-name="T11"> </text:span><text:span text:style-name="T7">void</text:span><text:span text:style-name="T11"> </text:span><text:span text:style-name="T12">todosDados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7">Iterator</text:span><text:span text:style-name="T11">&lt;</text:span><text:span text:style-name="T7">Funcionario</text:span><text:span text:style-name="T11">&gt; </text:span><text:span text:style-name="T13">iterator</text:span><text:span text:style-name="T11"> </text:span><text:span text:style-name="T10">=</text:span><text:span text:style-name="T11"> </text:span><text:span text:style-name="T13">fList</text:span><text:span text:style-name="T11">.</text:span><text:span text:style-name="T12">iterator</text:span><text:span text:style-name="T11">();</text:span></text:p>
      <text:p text:style-name="P6">        <text:span text:style-name="T14">while</text:span><text:span text:style-name="T11"> (</text:span><text:span text:style-name="T13">iterator</text:span><text:span text:style-name="T11">.</text:span><text:span text:style-name="T12">hasNext</text:span><text:span text:style-name="T11">()) {</text:span></text:p>
      <text:p text:style-name="P6">            <text:span text:style-name="T7">Funcionario</text:span><text:span text:style-name="T11"> </text:span><text:span text:style-name="T13">funcionario</text:span><text:span text:style-name="T11"> </text:span><text:span text:style-name="T10">=</text:span><text:span text:style-name="T11"> </text:span><text:span text:style-name="T13">iterator</text:span><text:span text:style-name="T11">.</text:span><text:span text:style-name="T12">next</text:span><text:span text:style-name="T11">();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3">funcionario</text:span><text:span text:style-name="T11">.</text:span><text:span text:style-name="T12">toString</text:span><text:span text:style-name="T11">()</text:span><text:span text:style-name="T10">+</text:span><text:span text:style-name="T11"> </text:span><text:span text:style-name="T16">"</text:span><text:span text:style-name="T17">\n</text:span><text:span text:style-name="T16">"</text:span><text:span text:style-name="T11">);</text:span></text:p>
      <text:p text:style-name="P6">        <text:span text:style-name="T11">}</text:span></text:p>
      <text:p text:style-name="P6">        <text:span text:style-name="T14">return</text:span><text:span text:style-name="T11">;</text:span></text:p>
      <text:p text:style-name="P6">    <text:span text:style-name="T11">}</text:span></text:p>
      <text:p text:style-name="P7"/>
      <text:p text:style-name="P6">    <text:span text:style-name="T3">static</text:span><text:span text:style-name="T11"> </text:span><text:span text:style-name="T7">void</text:span><text:span text:style-name="T11"> </text:span><text:span text:style-name="T12">poucosDados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7">Iterator</text:span><text:span text:style-name="T11">&lt;</text:span><text:span text:style-name="T7">Funcionario</text:span><text:span text:style-name="T11">&gt; </text:span><text:span text:style-name="T13">iterator</text:span><text:span text:style-name="T11"> </text:span><text:span text:style-name="T10">=</text:span><text:span text:style-name="T11"> </text:span><text:span text:style-name="T13">fList</text:span><text:span text:style-name="T11">.</text:span><text:span text:style-name="T12">iterator</text:span><text:span text:style-name="T11">();</text:span></text:p>
      <text:p text:style-name="P6">        <text:span text:style-name="T14">while</text:span><text:span text:style-name="T11"> (</text:span><text:span text:style-name="T13">iterator</text:span><text:span text:style-name="T11">.</text:span><text:span text:style-name="T12">hasNext</text:span><text:span text:style-name="T11">()) {</text:span></text:p>
      <text:p text:style-name="P6">            <text:span text:style-name="T7">Funcionario</text:span><text:span text:style-name="T11"> </text:span><text:span text:style-name="T13">funcionario</text:span><text:span text:style-name="T11"> </text:span><text:span text:style-name="T10">=</text:span><text:span text:style-name="T11"> </text:span><text:span text:style-name="T13">iterator</text:span><text:span text:style-name="T11">.</text:span><text:span text:style-name="T12">next</text:span><text:span text:style-name="T11">();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3">funcionario</text:span><text:span text:style-name="T11">.</text:span><text:span text:style-name="T12">menorToString</text:span><text:span text:style-name="T11">()</text:span><text:span text:style-name="T10">+</text:span><text:span text:style-name="T11"> </text:span><text:span text:style-name="T16">"</text:span><text:span text:style-name="T17">\n</text:span><text:span text:style-name="T16">"</text:span><text:span text:style-name="T11">);</text:span></text:p>
      <text:p text:style-name="P6">        <text:span text:style-name="T11">}</text:span></text:p>
      <text:p text:style-name="P6">        <text:span text:style-name="T14">return</text:span><text:span text:style-name="T11">;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void</text:span><text:span text:style-name="T11"> </text:span><text:span text:style-name="T12">imprimeFuncionarios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14">if</text:span><text:span text:style-name="T11"> (</text:span><text:span text:style-name="T13">fList</text:span><text:span text:style-name="T11">.</text:span><text:span text:style-name="T12">isEmpty</text:span><text:span text:style-name="T11">()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Não há funcionários cadastrados."</text:span><text:span text:style-name="T11">);</text:span></text:p>
      <text:p text:style-name="P6">            <text:span text:style-name="T11">}</text:span></text:p>
      <text:p text:style-name="P6">            <text:span text:style-name="T7">boolean</text:span><text:span text:style-name="T11"> </text:span><text:span text:style-name="T13">controle</text:span><text:span text:style-name="T11"> </text:span><text:span text:style-name="T10">=</text:span><text:span text:style-name="T11"> </text:span><text:span text:style-name="T3">false</text:span><text:span text:style-name="T11">;</text:span></text:p>
      <text:p text:style-name="P6">            <text:span text:style-name="T14">while</text:span><text:span text:style-name="T11"> (</text:span><text:span text:style-name="T10">!</text:span><text:span text:style-name="T13">controle</text:span><text:span text:style-name="T11">) {</text:span></text:p>
      <text:p text:style-name="P6">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scolha a opção desejada de acordo com o numero indicado."</text:span><text:span text:style-name="T11">);</text:span></text:p>
      <text:p text:style-name="P6">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1-Mostra todos os dados dos funcionários</text:span><text:span text:style-name="T17">\n</text:span><text:span text:style-name="T16">"</text:span><text:span text:style-name="T11"> </text:span><text:span text:style-name="T10">+</text:span><text:span text:style-name="T11"> </text:span><text:span text:style-name="T18">//</text:span></text:p>
      <text:p text:style-name="P6">                        <text:span text:style-name="T16">"2-Mostra nomes, cargos e salários dos funcionários</text:span><text:span text:style-name="T17">\n</text:span><text:span text:style-name="T16">"</text:span><text:span text:style-name="T11"> </text:span><text:span text:style-name="T10">+</text:span><text:span text:style-name="T11"> </text:span><text:span text:style-name="T18">//</text:span></text:p>
      <text:p text:style-name="P6">                        <text:span text:style-name="T16">"3-Voltar ao menu anterior"</text:span><text:span text:style-name="T11">);</text:span></text:p>
      <text:p text:style-name="P6">                <text:span text:style-name="T7">int</text:span><text:span text:style-name="T11"> </text:span><text:span text:style-name="T13">escolha</text:span><text:span text:style-name="T11"> </text:span><text:span text:style-name="T10">=</text:span><text:span text:style-name="T11"> </text:span><text:span text:style-name="T13">scann</text:span><text:span text:style-name="T11">.</text:span><text:span text:style-name="T12">nextInt</text:span><text:span text:style-name="T11">();</text:span></text:p>
      <text:p text:style-name="P6">                <text:span text:style-name="T13">scann</text:span><text:span text:style-name="T11">.</text:span><text:span text:style-name="T12">nextLine</text:span><text:span text:style-name="T11">();</text:span></text:p>
      <text:p text:style-name="P6">                <text:span text:style-name="T14">switch</text:span><text:span text:style-name="T11"> (</text:span><text:span text:style-name="T13">escolha</text:span><text:span text:style-name="T11">) {</text:span></text:p>
      <text:p text:style-name="P6">                    <text:span text:style-name="T14">case</text:span><text:span text:style-name="T11"> </text:span><text:span text:style-name="T19">1</text:span><text:span text:style-name="T14">:</text:span></text:p>
      <text:p text:style-name="P6">                        <text:span text:style-name="T12">limpar</text:span><text:span text:style-name="T11">();</text:span></text:p>
      <text:p text:style-name="P6">                        <text:span text:style-name="T12">todosDados</text:span><text:span text:style-name="T11">(</text:span><text:span text:style-name="T13">fList</text:span><text:span text:style-name="T11">);</text:span></text:p>
      <text:p text:style-name="P6">                        <text:span text:style-name="T14">break</text:span><text:span text:style-name="T11">;</text:span></text:p>
      <text:p text:style-name="P6">                    <text:span text:style-name="T14">case</text:span><text:span text:style-name="T11"> </text:span><text:span text:style-name="T19">2</text:span><text:span text:style-name="T14">:</text:span></text:p>
      <text:p text:style-name="P6">                        <text:span text:style-name="T12">limpar</text:span><text:span text:style-name="T11">();</text:span></text:p>
      <text:p text:style-name="P6">                        <text:span text:style-name="T12">poucosDados</text:span><text:span text:style-name="T11">(</text:span><text:span text:style-name="T13">fList</text:span><text:span text:style-name="T11">);</text:span></text:p>
      <text:p text:style-name="P6">                        <text:span text:style-name="T14">break</text:span><text:span text:style-name="T11">;</text:span></text:p>
      <text:p text:style-name="P6">                    <text:span text:style-name="T14">case</text:span><text:span text:style-name="T11"> </text:span><text:span text:style-name="T19">3</text:span><text:span text:style-name="T14">:</text:span></text:p>
      <text:p text:style-name="P6">                        <text:span text:style-name="T13">controle</text:span><text:span text:style-name="T11"> </text:span><text:span text:style-name="T10">=</text:span><text:span text:style-name="T11"> </text:span><text:span text:style-name="T3">true</text:span><text:span text:style-name="T11">;</text:span></text:p>
      <text:p text:style-name="P6">                        <text:span text:style-name="T12">limpar</text:span><text:span text:style-name="T11">();</text:span></text:p>
      <text:p text:style-name="P6">                        <text:span text:style-name="T14">break</text:span><text:span text:style-name="T11">;</text:span></text:p>
      <text:p text:style-name="P6"><text:soft-page-break/>                    <text:span text:style-name="T14">default:</text:span></text:p>
      <text:p text:style-name="P6">    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Opção inválida"</text:span><text:span text:style-name="T11">);</text:span></text:p>
      <text:p text:style-name="P6">                <text:span text:style-name="T11">}</text:span></text:p>
      <text:p text:style-name="P6">            <text:span text:style-name="T11">}</text:span></text:p>
      <text:p text:style-name="P6">            <text:span text:style-name="T14">return</text:span><text:span text:style-name="T11">;</text:span></text:p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NoSuchElement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 </text:span><text:span text:style-name="T14">finally</text:span><text:span text:style-name="T11"> {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11">@</text:span><text:span text:style-name="T7">Override</text:span></text:p>
      <text:p text:style-name="P6">    <text:span text:style-name="T3">public</text:span><text:span text:style-name="T11"> </text:span><text:span text:style-name="T7">void</text:span><text:span text:style-name="T11"> </text:span><text:span text:style-name="T12">salarioMaior</text:span><text:span text:style-name="T11">(</text:span><text:span text:style-name="T7">List</text:span><text:span text:style-name="T11">&lt;</text:span><text:span text:style-name="T7">Funcionario</text:span><text:span text:style-name="T11">&gt; </text:span><text:span text:style-name="T13">fList</text:span><text:span text:style-name="T11">) {</text:span></text:p>
      <text:p text:style-name="P6">        <text:span text:style-name="T14">try</text:span><text:span text:style-name="T11"> {</text:span></text:p>
      <text:p text:style-name="P6">            <text:span text:style-name="T14">if</text:span><text:span text:style-name="T11"> (</text:span><text:span text:style-name="T13">fList</text:span><text:span text:style-name="T11">.</text:span><text:span text:style-name="T12">isEmpty</text:span><text:span text:style-name="T11">()) {</text:span></text:p>
      <text:p text:style-name="P6">                <text:span text:style-name="T14">throw</text:span><text:span text:style-name="T11"> </text:span><text:span text:style-name="T14">new</text:span><text:span text:style-name="T11"> </text:span><text:span text:style-name="T12">InputMismatchException</text:span><text:span text:style-name="T11">(</text:span><text:span text:style-name="T16">"Não há funcionários cadastrados."</text:span><text:span text:style-name="T11">);</text:span></text:p>
      <text:p text:style-name="P6">            <text:span text:style-name="T11">}</text:span></text:p>
      <text:p text:style-name="P6">            <text:span text:style-name="T7">Iterator</text:span><text:span text:style-name="T11">&lt;</text:span><text:span text:style-name="T7">Funcionario</text:span><text:span text:style-name="T11">&gt; </text:span><text:span text:style-name="T13">iterator</text:span><text:span text:style-name="T11"> </text:span><text:span text:style-name="T10">=</text:span><text:span text:style-name="T11"> </text:span><text:span text:style-name="T13">fList</text:span><text:span text:style-name="T11">.</text:span><text:span text:style-name="T12">iterator</text:span><text:span text:style-name="T11">();</text:span></text:p>
      <text:p text:style-name="P6">            <text:span text:style-name="T7">Funcionario</text:span><text:span text:style-name="T11"> </text:span><text:span text:style-name="T13">funcionarioDeMaiorSalario</text:span><text:span text:style-name="T11"> </text:span><text:span text:style-name="T10">=</text:span><text:span text:style-name="T11"> </text:span><text:span text:style-name="T13">iterator</text:span><text:span text:style-name="T11">.</text:span><text:span text:style-name="T12">next</text:span><text:span text:style-name="T11">();</text:span></text:p>
      <text:p text:style-name="P6">            <text:span text:style-name="T14">while</text:span><text:span text:style-name="T11"> (</text:span><text:span text:style-name="T13">iterator</text:span><text:span text:style-name="T11">.</text:span><text:span text:style-name="T12">hasNext</text:span><text:span text:style-name="T11">()) {</text:span></text:p>
      <text:p text:style-name="P6">                <text:span text:style-name="T7">Funcionario</text:span><text:span text:style-name="T11"> </text:span><text:span text:style-name="T13">funcionario</text:span><text:span text:style-name="T11"> </text:span><text:span text:style-name="T10">=</text:span><text:span text:style-name="T11"> </text:span><text:span text:style-name="T13">iterator</text:span><text:span text:style-name="T11">.</text:span><text:span text:style-name="T12">next</text:span><text:span text:style-name="T11">();</text:span></text:p>
      <text:p text:style-name="P6">                <text:span text:style-name="T14">if</text:span><text:span text:style-name="T11"> (</text:span><text:span text:style-name="T13">funcionario</text:span><text:span text:style-name="T11">.</text:span><text:span text:style-name="T12">getCargo</text:span><text:span text:style-name="T11">() </text:span><text:span text:style-name="T10">!=</text:span><text:span text:style-name="T11"> </text:span><text:span text:style-name="T3">null</text:span><text:span text:style-name="T11"> </text:span><text:span text:style-name="T10">&amp;&amp;</text:span><text:span text:style-name="T11"> </text:span><text:span text:style-name="T13">funcionarioDeMaiorSalario</text:span><text:span text:style-name="T11">.</text:span><text:span text:style-name="T12">getCargo</text:span><text:span text:style-name="T11">() </text:span><text:span text:style-name="T10">!=</text:span><text:span text:style-name="T11"> </text:span><text:span text:style-name="T3">null</text:span><text:span text:style-name="T11"> </text:span><text:span text:style-name="T10">&amp;&amp;</text:span></text:p>
      <text:p text:style-name="P6">                        <text:span text:style-name="T13">funcionario</text:span><text:span text:style-name="T11">.</text:span><text:span text:style-name="T12">getCargo</text:span><text:span text:style-name="T11">().</text:span><text:span text:style-name="T12">getSalario</text:span><text:span text:style-name="T11">() </text:span><text:span text:style-name="T10">&gt;</text:span><text:span text:style-name="T11"> </text:span><text:span text:style-name="T13">funcionarioDeMaiorSalario</text:span><text:span text:style-name="T11">.</text:span><text:span text:style-name="T12">getCargo</text:span><text:span text:style-name="T11">().</text:span><text:span text:style-name="T12">getSalario</text:span><text:span text:style-name="T11">()) {</text:span></text:p>
      <text:p text:style-name="P6">                    <text:span text:style-name="T13">funcionarioDeMaiorSalario</text:span><text:span text:style-name="T11"> </text:span><text:span text:style-name="T10">=</text:span><text:span text:style-name="T11"> </text:span><text:span text:style-name="T13">funcionario</text:span><text:span text:style-name="T11">;</text:span></text:p>
      <text:p text:style-name="P6">                <text:span text:style-name="T11">}</text:span></text:p>
      <text:p text:style-name="P6">            <text:span text:style-name="T11">}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3">funcionarioDeMaiorSalario</text:span><text:span text:style-name="T11">.</text:span><text:span text:style-name="T12">toString</text:span><text:span text:style-name="T11">());</text:span></text:p>
      <text:p text:style-name="P6">        <text:span text:style-name="T11">} </text:span><text:span text:style-name="T14">catch</text:span><text:span text:style-name="T11"> (</text:span><text:span text:style-name="T7">InputMismatch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1"> 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3">static</text:span><text:span text:style-name="T11"> </text:span><text:span text:style-name="T7">void</text:span><text:span text:style-name="T11"> </text:span><text:span text:style-name="T12">limpar</text:span><text:span text:style-name="T11">() {</text:span></text:p>
      <text:p text:style-name="P6">        <text:span text:style-name="T14">try</text:span><text:span text:style-name="T11"> {</text:span></text:p>
      <text:p text:style-name="P6">            <text:span text:style-name="T14">new</text:span><text:span text:style-name="T11"> </text:span><text:span text:style-name="T12">ProcessBuilder</text:span><text:span text:style-name="T11">(</text:span><text:span text:style-name="T16">"cmd"</text:span><text:span text:style-name="T11">, </text:span><text:span text:style-name="T16">"/c"</text:span><text:span text:style-name="T11">, </text:span><text:span text:style-name="T16">"cls"</text:span><text:span text:style-name="T11">).</text:span><text:span text:style-name="T12">inheritIO</text:span><text:span text:style-name="T11">().</text:span><text:span text:style-name="T12">start</text:span><text:span text:style-name="T11">().</text:span><text:span text:style-name="T12">waitFor</text:span><text:span text:style-name="T11">(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    <text:span text:style-name="T13">e</text:span><text:span text:style-name="T11">.</text:span><text:span text:style-name="T12">printStackTrace</text:span><text:span text:style-name="T11">();</text:span></text:p>
      <text:p text:style-name="P6">        <text:span text:style-name="T11">}</text:span></text:p>
      <text:p text:style-name="P6">    <text:span text:style-name="T11">}</text:span></text:p>
      <text:p text:style-name="P2">}</text:p>
      <text:p text:style-name="P9"/>
      <text:p text:style-name="P8"><text:span text:style-name="T20">Classe App</text:span><text:span text:style-name="T1"><text:line-break/></text:span><text:span text:style-name="T4">package</text:span><text:span text:style-name="T5"> </text:span><text:span text:style-name="T8">TD06</text:span><text:span text:style-name="T5">;</text:span></text:p>
      <text:p text:style-name="P7"/>
      <text:p text:style-name="P2"><text:soft-page-break/><text:span text:style-name="T2">import</text:span> <text:span text:style-name="T6">java</text:span><text:span text:style-name="T9">.</text:span><text:span text:style-name="T6">util</text:span><text:span text:style-name="T9">.</text:span><text:span text:style-name="T6">ArrayList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List</text:span>;</text:p>
      <text:p text:style-name="P2"><text:span text:style-name="T2">import</text:span> <text:span text:style-name="T6">java</text:span><text:span text:style-name="T9">.</text:span><text:span text:style-name="T6">util</text:span><text:span text:style-name="T9">.</text:span><text:span text:style-name="T6">Scanner</text:span>;</text:p>
      <text:p text:style-name="P7"/>
      <text:p text:style-name="P2"><text:span text:style-name="T2">public</text:span> <text:span text:style-name="T2">class</text:span> <text:span text:style-name="T6">App</text:span> {</text:p>
      <text:p text:style-name="P6">    <text:span text:style-name="T3">public</text:span><text:span text:style-name="T11"> </text:span><text:span text:style-name="T3">static</text:span><text:span text:style-name="T11"> </text:span><text:span text:style-name="T7">void</text:span><text:span text:style-name="T11"> </text:span><text:span text:style-name="T12">main</text:span><text:span text:style-name="T11">(</text:span><text:span text:style-name="T7">String</text:span><text:span text:style-name="T11">[] </text:span><text:span text:style-name="T13">args</text:span><text:span text:style-name="T11">) {</text:span></text:p>
      <text:p text:style-name="P6">        <text:span text:style-name="T7">List</text:span><text:span text:style-name="T11">&lt;</text:span><text:span text:style-name="T7">Funcionario</text:span><text:span text:style-name="T11">&gt; </text:span><text:span text:style-name="T13">lista</text:span><text:span text:style-name="T11"> </text:span><text:span text:style-name="T10">=</text:span><text:span text:style-name="T11"> </text:span><text:span text:style-name="T14">new</text:span><text:span text:style-name="T11"> </text:span><text:span text:style-name="T12">ArrayList</text:span><text:span text:style-name="T11">&lt;&gt;();</text:span></text:p>
      <text:p text:style-name="P6">        <text:span text:style-name="T7">GerenciarFunc</text:span><text:span text:style-name="T11"> </text:span><text:span text:style-name="T13">gerenciar</text:span><text:span text:style-name="T11"> </text:span><text:span text:style-name="T10">=</text:span><text:span text:style-name="T11"> </text:span><text:span text:style-name="T14">new</text:span><text:span text:style-name="T11"> </text:span><text:span text:style-name="T12">GerenciarFunc</text:span><text:span text:style-name="T11">();</text:span></text:p>
      <text:p text:style-name="P6">        <text:span text:style-name="T7">Scanner</text:span><text:span text:style-name="T11"> </text:span><text:span text:style-name="T13">scanner</text:span><text:span text:style-name="T11"> </text:span><text:span text:style-name="T10">=</text:span><text:span text:style-name="T11"> </text:span><text:span text:style-name="T7">GerenciarFunc</text:span><text:span text:style-name="T11">.</text:span><text:span text:style-name="T13">scann</text:span><text:span text:style-name="T11">;</text:span></text:p>
      <text:p text:style-name="P6">        <text:span text:style-name="T7">int</text:span><text:span text:style-name="T11"> </text:span><text:span text:style-name="T13">escolha</text:span><text:span text:style-name="T11">;</text:span></text:p>
      <text:p text:style-name="P6">        <text:span text:style-name="T12">limpar</text:span><text:span text:style-name="T11">();</text:span></text:p>
      <text:p text:style-name="P7"/>
      <text:p text:style-name="P6">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SISTEMA DE GERENCIAMENTO DE FUNCIONÁRIOS"</text:span><text:span text:style-name="T11">);</text:span></text:p>
      <text:p text:style-name="P6">        <text:span text:style-name="T7">boolean</text:span><text:span text:style-name="T11"> </text:span><text:span text:style-name="T13">controle</text:span><text:span text:style-name="T11"> </text:span><text:span text:style-name="T10">=</text:span><text:span text:style-name="T11"> </text:span><text:span text:style-name="T3">false</text:span><text:span text:style-name="T11">;</text:span></text:p>
      <text:p text:style-name="P6">        <text:span text:style-name="T14">while</text:span><text:span text:style-name="T11"> (</text:span><text:span text:style-name="T10">!</text:span><text:span text:style-name="T13">controle</text:span><text:span text:style-name="T11">) {</text:span></text:p>
      <text:p text:style-name="P6">            <text:span text:style-name="T7">Scanner</text:span><text:span text:style-name="T11"> </text:span><text:span text:style-name="T13">scann</text:span><text:span text:style-name="T11"> </text:span><text:span text:style-name="T10">=</text:span><text:span text:style-name="T11"> </text:span><text:span text:style-name="T14">new</text:span><text:span text:style-name="T11"> </text:span><text:span text:style-name="T12">Scanner</text:span><text:span text:style-name="T11">(</text:span><text:span text:style-name="T7">System</text:span><text:span text:style-name="T11">.</text:span><text:span text:style-name="T15">in</text:span><text:span text:style-name="T11">);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MENU PRINCIPAL"</text:span><text:span text:style-name="T11">);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scolha a opção desejada de acordo com o numero indicado."</text:span><text:span text:style-name="T11">);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1-Cadastrar funcionário. </text:span><text:span text:style-name="T17">\n</text:span><text:span text:style-name="T16">2-Cadastrar vários funcionários. </text:span><text:span text:style-name="T17">\n</text:span><text:span text:style-name="T16">"</text:span><text:span text:style-name="T11"> </text:span><text:span text:style-name="T10">+</text:span><text:span text:style-name="T11"> </text:span><text:span text:style-name="T18">//</text:span></text:p>
      <text:p text:style-name="P6">                    <text:span text:style-name="T16">"3-Atualizar informações de um funcionário. </text:span><text:span text:style-name="T17">\n</text:span><text:span text:style-name="T16">4-Buscar funcionário. </text:span><text:span text:style-name="T17">\n</text:span><text:span text:style-name="T16">"</text:span><text:span text:style-name="T11"> </text:span><text:span text:style-name="T10">+</text:span><text:span text:style-name="T11"> </text:span><text:span text:style-name="T18">//</text:span></text:p>
      <text:p text:style-name="P6">                    <text:span text:style-name="T16">"5-Mostrar funcionários cadastrados. </text:span><text:span text:style-name="T17">\n</text:span><text:span text:style-name="T16">6-Mostrar funcionários entre uma faixa salarial. </text:span><text:span text:style-name="T17">\n</text:span><text:span text:style-name="T16">"</text:span><text:span text:style-name="T11"> </text:span><text:span text:style-name="T10">+</text:span><text:span text:style-name="T11"> </text:span><text:span text:style-name="T18">//</text:span></text:p>
      <text:p text:style-name="P6">                    <text:span text:style-name="T16">"7-Buscar funcionário com maior salário. </text:span><text:span text:style-name="T17">\n</text:span><text:span text:style-name="T16">8-Remover um funcionário cadastrado. </text:span><text:span text:style-name="T17">\n</text:span><text:span text:style-name="T16">"</text:span><text:span text:style-name="T11"> </text:span><text:span text:style-name="T10">+</text:span><text:span text:style-name="T11"> </text:span><text:span text:style-name="T18">//</text:span></text:p>
      <text:p text:style-name="P6">                    <text:span text:style-name="T16">"9-Remover todos funcionários cadastrados. </text:span><text:span text:style-name="T17">\n</text:span><text:span text:style-name="T16">10-Sair do sistema"</text:span><text:span text:style-name="T11">);</text:span></text:p>
      <text:p text:style-name="P6">            <text:span text:style-name="T13">escolha</text:span><text:span text:style-name="T11"> </text:span><text:span text:style-name="T10">=</text:span><text:span text:style-name="T11"> </text:span><text:span text:style-name="T13">scanner</text:span><text:span text:style-name="T11">.</text:span><text:span text:style-name="T12">nextInt</text:span><text:span text:style-name="T11">();</text:span></text:p>
      <text:p text:style-name="P6">            <text:span text:style-name="T13">scanner</text:span><text:span text:style-name="T11">.</text:span><text:span text:style-name="T12">nextLine</text:span><text:span text:style-name="T11">();</text:span></text:p>
      <text:p text:style-name="P6">            <text:span text:style-name="T12">limpar</text:span><text:span text:style-name="T11">();</text:span></text:p>
      <text:p text:style-name="P6">            <text:span text:style-name="T14">switch</text:span><text:span text:style-name="T11"> (</text:span><text:span text:style-name="T13">escolha</text:span><text:span text:style-name="T11">) {</text:span></text:p>
      <text:p text:style-name="P6">                <text:span text:style-name="T14">case</text:span><text:span text:style-name="T11"> </text:span><text:span text:style-name="T19">1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inserir</text:span><text:span text:style-name="T11">(</text:span><text:span text:style-name="T13">lista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2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inserirVarios</text:span><text:span text:style-name="T11">(</text:span><text:span text:style-name="T13">lista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3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atualiza</text:span><text:span text:style-name="T11">(</text:span><text:span text:style-name="T13">lista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4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busca</text:span><text:span text:style-name="T11">(</text:span><text:span text:style-name="T13">lista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5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imprimeFuncionarios</text:span><text:span text:style-name="T11">(</text:span><text:span text:style-name="T13">lista</text:span><text:span text:style-name="T11">);</text:span></text:p>
      <text:p text:style-name="P6"><text:soft-page-break/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6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buscaPorSalario</text:span><text:span text:style-name="T11">(</text:span><text:span text:style-name="T13">lista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7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salarioMaior</text:span><text:span text:style-name="T11">(</text:span><text:span text:style-name="T13">lista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8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remover</text:span><text:span text:style-name="T11">(</text:span><text:span text:style-name="T13">lista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9</text:span><text:span text:style-name="T14">: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13">gerenciar</text:span><text:span text:style-name="T11">.</text:span><text:span text:style-name="T12">removerTodos</text:span><text:span text:style-name="T11">(</text:span><text:span text:style-name="T13">lista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case</text:span><text:span text:style-name="T11"> </text:span><text:span text:style-name="T19">10</text:span><text:span text:style-name="T14">:</text:span></text:p>
      <text:p text:style-name="P6">                    <text:span text:style-name="T13">controle</text:span><text:span text:style-name="T11"> </text:span><text:span text:style-name="T10">=</text:span><text:span text:style-name="T11"> </text:span><text:span text:style-name="T3">true</text:span><text:span text:style-name="T11">;</text:span></text:p>
      <text:p text:style-name="P6">                    <text:span text:style-name="T13">scann</text:span><text:span text:style-name="T11">.</text:span><text:span text:style-name="T12">close</text:span><text:span text:style-name="T11">();</text:span></text:p>
      <text:p text:style-name="P6">                    <text:span text:style-name="T12">limpar</text:span><text:span text:style-name="T11">();</text:span></text:p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SISTEMA ENCERRADO"</text:span><text:span text:style-name="T11">);</text:span></text:p>
      <text:p text:style-name="P6">                    <text:span text:style-name="T14">break</text:span><text:span text:style-name="T11">;</text:span></text:p>
      <text:p text:style-name="P6">                <text:span text:style-name="T14">default:</text:span></text:p>
      <text:p text:style-name="P6">        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Opção inválida"</text:span><text:span text:style-name="T11">);</text:span></text:p>
      <text:p text:style-name="P6">            <text:span text:style-name="T11">}</text:span></text:p>
      <text:p text:style-name="P6">        <text:span text:style-name="T11">}</text:span></text:p>
      <text:p text:style-name="P6">    <text:span text:style-name="T11">}</text:span></text:p>
      <text:p text:style-name="P7"/>
      <text:p text:style-name="P6">    <text:span text:style-name="T3">public</text:span><text:span text:style-name="T11"> </text:span><text:span text:style-name="T3">static</text:span><text:span text:style-name="T11"> </text:span><text:span text:style-name="T7">void</text:span><text:span text:style-name="T11"> </text:span><text:span text:style-name="T12">limpar</text:span><text:span text:style-name="T11">() {</text:span></text:p>
      <text:p text:style-name="P6">        <text:span text:style-name="T14">try</text:span><text:span text:style-name="T11"> {</text:span></text:p>
      <text:p text:style-name="P6">            <text:span text:style-name="T14">new</text:span><text:span text:style-name="T11"> </text:span><text:span text:style-name="T12">ProcessBuilder</text:span><text:span text:style-name="T11">(</text:span><text:span text:style-name="T16">"cmd"</text:span><text:span text:style-name="T11">, </text:span><text:span text:style-name="T16">"/c"</text:span><text:span text:style-name="T11">, </text:span><text:span text:style-name="T16">"cls"</text:span><text:span text:style-name="T11">).</text:span><text:span text:style-name="T12">inheritIO</text:span><text:span text:style-name="T11">().</text:span><text:span text:style-name="T12">start</text:span><text:span text:style-name="T11">().</text:span><text:span text:style-name="T12">waitFor</text:span><text:span text:style-name="T11">();</text:span></text:p>
      <text:p text:style-name="P6">        <text:span text:style-name="T11">} </text:span><text:span text:style-name="T14">catch</text:span><text:span text:style-name="T11"> (</text:span><text:span text:style-name="T7">Exception</text:span><text:span text:style-name="T11"> </text:span><text:span text:style-name="T13">e</text:span><text:span text:style-name="T11">) {</text:span></text:p>
      <text:p text:style-name="P6">            <text:span text:style-name="T7">System</text:span><text:span text:style-name="T11">.</text:span><text:span text:style-name="T15">out</text:span><text:span text:style-name="T11">.</text:span><text:span text:style-name="T12">println</text:span><text:span text:style-name="T11">(</text:span><text:span text:style-name="T16">"ERRO: "</text:span><text:span text:style-name="T10">+</text:span><text:span text:style-name="T11"> </text:span><text:span text:style-name="T13">e</text:span><text:span text:style-name="T11">.</text:span><text:span text:style-name="T12">getMessage</text:span><text:span text:style-name="T11">());</text:span></text:p>
      <text:p text:style-name="P6">            <text:span text:style-name="T13">e</text:span><text:span text:style-name="T11">.</text:span><text:span text:style-name="T12">printStackTrace</text:span><text:span text:style-name="T11">();</text:span></text:p>
      <text:p text:style-name="P6">        <text:span text:style-name="T11">}</text:span></text:p>
      <text:p text:style-name="P6">    <text:span text:style-name="T11">}</text:span></text:p>
      <text:p text:style-name="P2">}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23:36:20.948000000</meta:creation-date>
    <dc:date>2023-12-04T19:12:43.784000000</dc:date>
    <meta:editing-duration>PT1H15S</meta:editing-duration>
    <meta:editing-cycles>6</meta:editing-cycles>
    <meta:generator>LibreOffice/7.5.4.2$Windows_X86_64 LibreOffice_project/36ccfdc35048b057fd9854c757a8b67ec53977b6</meta:generator>
    <meta:document-statistic meta:table-count="0" meta:image-count="0" meta:object-count="0" meta:page-count="17" meta:paragraph-count="712" meta:word-count="2304" meta:character-count="27341" meta:non-whitespace-character-count="18367"/>
  </office:meta>
</office:document-meta>
</file>